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 style:style="solid"/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LBC 1.1.1 <text:s text:c="5"/>2 Timothy 3:15-17</text:p>
        <text:p text:style-name="P1">LBC 1.1.1 <text:s text:c="8"/>Isaiah 8:20</text:p>
        <text:p text:style-name="P1">LBC 1.1.1 <text:s text:c="5"/>Ephesians 2:20</text:p>
        <text:p text:style-name="P1">LBC 1.1.1 <text:s text:c="6"/>Luke 16:29,31</text:p>
        <text:p text:style-name="P1">LBC 1.1.2 <text:s text:c="5"/>Romans 1:19-21</text:p>
        <text:p text:style-name="P1">LBC 1.1.2 <text:s text:c="7"/>Psalm 19:1-3</text:p>
        <text:p text:style-name="P1">LBC 1.1.2 <text:s text:c="5"/>Romans 2:14-15</text:p>
        <text:p text:style-name="P1">LBC 1.1.3 <text:s text:c="8"/>Hebrews 1:1</text:p>
        <text:p text:style-name="P1">LBC 1.1.4 <text:s text:c="8"/>Romans 15:4</text:p>
        <text:p text:style-name="P1">LBC 1.1.4 <text:s text:c="5"/>2 Peter 1:19-20</text:p>
        <text:p text:style-name="P1">LBC 1.1.4 <text:s text:c="5"/>Proverbs 22:19-21</text:p>
        <text:p text:style-name="P1">LBC 1.2.5 <text:s text:c="5"/>2 Timothy 3:16</text:p>
        <text:p text:style-name="P1">LBC 1.3.6 <text:s text:c="9"/>Romans 3:2</text:p>
        <text:p text:style-name="P1">LBC 1.3.6 <text:s text:c="6"/>Luke 24:27,44</text:p>
        <text:p text:style-name="P1">LBC 1.4.7 <text:s text:c="5"/>2 Peter 1:19-21</text:p>
        <text:p text:style-name="P1">LBC 1.4.7 <text:s text:c="9"/>1 John 5:9</text:p>
        <text:p text:style-name="P1">LBC 1.4.7 <text:s text:c="5"/>2 Timothy 3:16</text:p>
        <text:p text:style-name="P1">LBC 1.4.7 <text:s text:c="5"/>2 Thessalonians 2:13</text:p>
        <text:p text:style-name="P1">LBC 1.5.8 <text:s text:c="5"/>1 John 2:20,27</text:p>
        <text:p text:style-name="P1">LBC 1.5.8 <text:s text:c="5"/>1 Corinthians 2:10-12</text:p>
        <text:p text:style-name="P1">LBC 1.5.8 <text:s text:c="6"/>John 16:13-14</text:p>
        <text:p text:style-name="P1">LBC 1.6.9 <text:s text:c="5"/>Galatians 1:8,9</text:p>
        <text:p text:style-name="P1">LBC 1.6.9 <text:s text:c="5"/>2 Timothy 3:15-17</text:p>
        <text:p text:style-name="P1">LBC 1.6.10 <text:s text:c="4"/>1 Corinthians 2:9-12</text:p>
        <text:p text:style-name="P1">LBC 1.6.10 <text:s text:c="9"/>John 6:45</text:p>
        <text:p text:style-name="P1">LBC 1.6.11 <text:s text:c="4"/>1 Corinthians 14:26,40</text:p>
        <text:p text:style-name="P1">LBC 1.6.11 <text:s text:c="4"/>1 Corinthians 11:13-14</text:p>
        <text:p text:style-name="P1">LBC 1.7.12 <text:s text:c="6"/>2 Peter 3:16</text:p>
        <text:p text:style-name="P1">LBC 1.7.13 <text:s text:c="8"/>Psalm 19:7</text:p>
        <text:p text:style-name="P1">LBC 1.7.13 <text:s text:c="5"/>Psalm 119:130</text:p>
        <text:p text:style-name="P1">LBC 1.8.14 <text:s text:c="8"/>Romans 3:2</text:p>
        <text:p text:style-name="P1">LBC 1.8.15 <text:s text:c="7"/>Isaiah 8:20</text:p>
        <text:p text:style-name="P1">LBC 1.8.16 <text:s text:c="8"/>Acts 15:15</text:p>
        <text:p text:style-name="P1">LBC 1.8.17 <text:s text:c="9"/>John 5:39</text:p>
        <text:p text:style-name="P1">LBC 1.8.18 <text:s text:c="4"/>1 Corinthians 14:24,28</text:p>
        <text:p text:style-name="P1">LBC 1.8.18 <text:s text:c="4"/>1 Corinthians 14:6,9</text:p>
        <text:p text:style-name="P1">LBC 1.8.18 <text:s text:c="4"/>1 Corinthians 14:11-12</text:p>
        <text:p text:style-name="P1">LBC 1.8.19 <text:s text:c="4"/>Colossians 3:16</text:p>
        <text:p text:style-name="P1">LBC 1.9.20 <text:s text:c="4"/>2 Peter 1:20,21</text:p>
        <text:p text:style-name="P1">LBC 1.9.20 <text:s text:c="5"/>Acts 15:15-16</text:p>
        <text:p text:style-name="P1">LBC 1.10.21 <text:s text:c="3"/>Matthew 22:31-32</text:p>
        <text:p text:style-name="P1">LBC 1.10.21 <text:s text:c="3"/>Ephesians 2:20</text:p>
        <text:p text:style-name="P1">LBC 1.10.21 <text:s text:c="4"/>Matthew 22:29</text:p>
        <text:p text:style-name="P1">LBC 1.10.21 <text:s text:c="7"/>Acts 28:23</text:p>
        <text:p text:style-name="P1">LBC 2.1.1 <text:s text:c="5"/>Deuteronomy 6:4</text:p>
        <text:p text:style-name="P1">LBC 2.1.1 <text:s text:c="5"/>1 Corinthians 8:4,6</text:p>
        <text:p text:style-name="P1">LBC 2.1.2 <text:s text:c="7"/>Isaiah 48:12</text:p>
        <text:p text:style-name="P1">LBC 2.1.2 <text:s text:c="5"/>Jeremiah 10:10</text:p>
        <text:p text:style-name="P1">LBC 2.1.3 <text:s text:c="8"/>Exodus 3:14</text:p>
        <text:p text:style-name="P1">LBC 2.1.4 <text:s text:c="10"/>John 4:24</text:p>
        <text:p text:style-name="P1">LBC 2.1.5 <text:s text:c="5"/>Deuteronomy 4:15-16</text:p>
        <text:p text:style-name="P1">LBC 2.1.5 <text:s text:c="5"/>1 Timothy 1:17</text:p>
        <text:p text:style-name="P1">LBC 2.1.6 <text:s text:c="8"/>Malachi 3:6</text:p>
        <text:p text:style-name="P1">LBC 2.1.7 <text:s text:c="5"/>Jeremiah 23:23</text:p>
        <text:p text:style-name="P1">LBC 2.1.7 <text:s text:c="7"/>1 Kings 8:27</text:p>
        <text:p text:style-name="P1">LBC 2.1.8 <text:s text:c="9"/>Psalm 90:2</text:p>
        <text:p text:style-name="P1">LBC 2.1.9 <text:s text:c="7"/>Genesis 17:1</text:p>
        <text:p text:style-name="P1">LBC 2.1.10 <text:s text:c="8"/>Isaiah 6:3</text:p>
        <text:p text:style-name="P1">LBC 2.1.11 <text:s text:c="7"/>Psalm 115:3</text:p>
        <text:p text:style-name="P1">LBC 2.1.11 <text:s text:c="6"/>Isaiah 46:10</text:p>
        <text:p text:style-name="P1">LBC 2.1.12 <text:s text:c="5"/>Proverbs 16:4</text:p>
        <text:p text:style-name="P1">LBC 2.1.12 <text:s text:c="6"/>Romans 11:36</text:p>
        <text:p text:style-name="P1">LBC 2.1.13 <text:s text:c="6"/>Hebrews 11:6</text:p>
        <text:p text:style-name="P1">LBC 2.1.13 <text:s text:c="5"/>Exodus 34:6-7</text:p>
        <text:p text:style-name="P1">LBC 2.1.14 <text:s text:c="4"/>Nehemiah 9:32-33</text:p>
        <text:p text:style-name="P1">LBC 2.1.15 <text:s text:c="7"/>Psalm 5:5,6</text:p>
        <text:p text:style-name="P1">LBC 2.1.16 <text:s text:c="7"/>Nahum 1:2-3</text:p>
        <text:p text:style-name="P1">LBC 2.1.16 <text:s text:c="7"/>Exodus 34:7</text:p>
        <text:p text:style-name="P1">LBC 2.2.17 <text:s text:c="9"/>John 5:26</text:p>
        <text:p text:style-name="P1">LBC 2.2.18 <text:s text:c="6"/>Psalm 148:13</text:p>
        <text:p text:style-name="P1">LBC 2.2.19 <text:s text:c="6"/>Psalm 119:68</text:p>
        <text:p text:style-name="P1">LBC 2.2.20 <text:s text:c="8"/>Job 22:2-3</text:p>
        <text:p text:style-name="P1">LBC 2.2.21 <text:s text:c="4"/>Romans 11:34-36</text:p>
        <text:p text:style-name="P1">LBC 2.2.22 <text:s text:c="7"/>Daniel 4:25</text:p>
        <text:p text:style-name="P1">LBC 2.2.22 <text:s text:c="4"/>Daniel 4:34-35</text:p>
        <text:p text:style-name="P1">LBC 2.2.23 <text:s text:c="6"/>Hebrews 4:13</text:p>
        <text:p text:style-name="P1">LBC 2.2.24 <text:s text:c="6"/>Ezekiel 11:5</text:p>
        <text:p text:style-name="P1">LBC 2.2.24 <text:s text:c="8"/>Acts 15:18</text:p>
        <text:p text:style-name="P1">LBC 2.2.25 <text:s text:c="6"/>Psalm 145:17</text:p>
        <text:p text:style-name="P1">LBC 2.2.26 <text:s text:c="4"/>Revelation 5:12-14</text:p>
        <text:p text:style-name="P1">LBC 2.3.27 <text:s text:c="5"/>Matthew 28:19</text:p>
        <text:p text:style-name="P1">LBC 2.3.27 <text:s text:c="8"/>1 John 5:7</text:p>
        <text:p text:style-name="P1">LBC 2.3.27 <text:s text:c="4"/>2 Corinthians 13:14</text:p>
        <text:p text:style-name="P1">LBC 2.3.28 <text:s text:c="7"/>Exodus 3:14</text:p>
        <text:p text:style-name="P1">LBC 2.3.28 <text:s text:c="4"/>1 Corinthians 8:6</text:p>
        <text:p text:style-name="P1">LBC 2.3.28 <text:s text:c="8"/>John 14:11</text:p>
        <text:p text:style-name="P1">LBC 2.3.29 <text:s text:c="6"/>John 1:14,18</text:p>
        <text:p text:style-name="P1">LBC 2.3.30 <text:s text:c="5"/>Galatians 4:6</text:p>
        <text:p text:style-name="P1">LBC 2.3.30 <text:s text:c="8"/>John 15:26</text:p>
        <text:p text:style-name="P1">LBC 3.1.1 <text:s text:c="7"/>Hebrews 6:17</text:p>
        <text:p text:style-name="P1"><text:soft-page-break/>LBC 3.1.1 <text:s text:c="7"/>Isaiah 46:10</text:p>
        <text:p text:style-name="P1">LBC 3.1.1 <text:s text:c="5"/>Ephesians 1:11</text:p>
        <text:p text:style-name="P1">LBC 3.1.1 <text:s text:c="5"/>Romans 9:15,18</text:p>
        <text:p text:style-name="P1">LBC 3.1.2 <text:s text:c="9"/>1 John 1:5</text:p>
        <text:p text:style-name="P1">LBC 3.1.2 <text:s text:c="9"/>James 1:13</text:p>
        <text:p text:style-name="P1">LBC 3.1.3 <text:s text:c="7"/>Acts 4:27-28</text:p>
        <text:p text:style-name="P1">LBC 3.1.3 <text:s text:c="9"/>John 19:11</text:p>
        <text:p text:style-name="P1">LBC 3.1.4 <text:s text:c="5"/>Ephesians 1:3-5</text:p>
        <text:p text:style-name="P1">LBC 3.1.4 <text:s text:c="6"/>Numbers 23:19</text:p>
        <text:p text:style-name="P1">LBC 3.2.5 <text:s text:c="9"/>Acts 15:18</text:p>
        <text:p text:style-name="P1">LBC 3.2.6 <text:s text:c="5"/>Romans 9:11,13,16,18</text:p>
        <text:p text:style-name="P1">LBC 3.3.7 <text:s text:c="6"/>Matthew 25:34</text:p>
        <text:p text:style-name="P1">LBC 3.3.7 <text:s text:c="5"/>1 Timothy 5:21</text:p>
        <text:p text:style-name="P1">LBC 3.3.8 <text:s text:c="5"/>Ephesians 1:5-6</text:p>
        <text:p text:style-name="P1">LBC 3.3.9 <text:s text:c="11"/>Jude 1:4</text:p>
        <text:p text:style-name="P1">LBC 3.3.9 <text:s text:c="5"/>Romans 9:22-23</text:p>
        <text:p text:style-name="P1">LBC 3.4.10 <text:s text:c="4"/>2 Timothy 2:19</text:p>
        <text:p text:style-name="P1">LBC 3.4.10 <text:s text:c="8"/>John 13:18</text:p>
        <text:p text:style-name="P1">LBC 3.5.11 <text:s text:c="7"/>Romans 8:30</text:p>
        <text:p text:style-name="P1">LBC 3.5.11 <text:s text:c="4"/>Ephesians 1:4,9,11</text:p>
        <text:p text:style-name="P1">LBC 3.5.11 <text:s text:c="5"/>2 Timothy 1:9</text:p>
        <text:p text:style-name="P1">LBC 3.5.11 <text:s text:c="4"/>1 Thessalonians 5:9</text:p>
        <text:p text:style-name="P1">LBC 3.5.12 <text:s text:c="4"/>Romans 9:13,16</text:p>
        <text:p text:style-name="P1">LBC 3.5.12 <text:s text:c="4"/>Ephesians 2:5,12</text:p>
        <text:p text:style-name="P1">LBC 3.6.13 <text:s text:c="7"/>1 Peter 1:2</text:p>
        <text:p text:style-name="P1">LBC 3.6.13 <text:s text:c="4"/>2 Thessalonians 2:13</text:p>
        <text:p text:style-name="P1">LBC 3.6.14 <text:s text:c="4"/>1 Thessalonians 5:9-10</text:p>
        <text:p text:style-name="P1">LBC 3.6.15 <text:s text:c="7"/>Romans 8:30</text:p>
        <text:p text:style-name="P1">LBC 3.6.15 <text:s text:c="4"/>2 Thessalonians 2:13</text:p>
        <text:p text:style-name="P1">LBC 3.6.16 <text:s text:c="7"/>1 Peter 1:5</text:p>
        <text:p text:style-name="P1">LBC 3.6.17 <text:s text:c="9"/>John 6:64</text:p>
        <text:p text:style-name="P1">LBC 3.6.17 <text:s text:c="8"/>John 10:26</text:p>
        <text:p text:style-name="P1">LBC 3.6.17 <text:s text:c="9"/>John 17:9</text:p>
        <text:p text:style-name="P1">LBC 3.7.18 <text:s text:c="6"/>2 Peter 1:10</text:p>
        <text:p text:style-name="P1">LBC 3.7.18 <text:s text:c="4"/>1 Thessalonians 1:4-5</text:p>
        <text:p text:style-name="P1">LBC 3.7.19 <text:s text:c="5"/>Ephesians 1:6</text:p>
        <text:p text:style-name="P1">LBC 3.7.20 <text:s text:c="5"/>Romans 11:5-6</text:p>
        <text:p text:style-name="P1">LBC 3.7.20 <text:s text:c="6"/>Romans 11:20</text:p>
        <text:p text:style-name="P1">LBC 3.7.20 <text:s text:c="6"/>Romans 11:33</text:p>
        <text:p text:style-name="P1">LBC 3.7.21 <text:s text:c="8"/>Luke 10:20</text:p>
        <text:p text:style-name="P1">LBC 4.1.1 <text:s text:c="10"/>Job 26:13</text:p>
        <text:p text:style-name="P1">LBC 4.1.1 <text:s text:c="8"/>Hebrews 1:2</text:p>
        <text:p text:style-name="P1">LBC 4.1.1 <text:s text:c="9"/>John 1:2-3</text:p>
        <text:p text:style-name="P1">LBC 4.1.2 <text:s text:c="8"/>Romans 1:20</text:p>
        <text:p text:style-name="P1">LBC 4.1.3 <text:s text:c="7"/>Genesis 1:31</text:p>
        <text:p text:style-name="P1">LBC 4.1.3 <text:s text:c="5"/>Colossians 1:16</text:p>
        <text:p text:style-name="P1">LBC 4.2.4 <text:s text:c="7"/>Genesis 1:27</text:p>
        <text:p text:style-name="P1">LBC 4.2.5 <text:s text:c="8"/>Genesis 2:7</text:p>
        <text:p text:style-name="P1">LBC 4.2.6 <text:s text:c="7"/>Genesis 1:26</text:p>
        <text:p text:style-name="P1">LBC 4.2.6 <text:s text:c="5"/>Ecclesiastes 7:29</text:p>
        <text:p text:style-name="P1">LBC 4.2.7 <text:s text:c="5"/>Romans 2:14-15</text:p>
        <text:p text:style-name="P1">LBC 4.2.8 <text:s text:c="8"/>Genesis 3:6</text:p>
        <text:p text:style-name="P1">LBC 4.3.9 <text:s text:c="7"/>Genesis 2:17</text:p>
        <text:p text:style-name="P1">LBC 4.3.10 <text:s text:c="4"/>Genesis 1:26,28</text:p>
        <text:p text:style-name="P1">LBC 5.1.1 <text:s text:c="8"/>Psalm 135:6</text:p>
        <text:p text:style-name="P1">LBC 5.1.1 <text:s text:c="8"/>Hebrews 1:3</text:p>
        <text:p text:style-name="P1">LBC 5.1.1 <text:s text:c="5"/>Isaiah 46:10-11</text:p>
        <text:p text:style-name="P1">LBC 5.1.1 <text:s text:c="10"/>Job 38:11</text:p>
        <text:p text:style-name="P1">LBC 5.1.2 <text:s text:c="5"/>Matthew 10:29-31</text:p>
        <text:p text:style-name="P1">LBC 5.1.3 <text:s text:c="5"/>Ephesians 1:11</text:p>
        <text:p text:style-name="P1">LBC 5.2.4 <text:s text:c="10"/>Acts 2:23</text:p>
        <text:p text:style-name="P1">LBC 5.2.5 <text:s text:c="5"/>Proverbs 16:33</text:p>
        <text:p text:style-name="P1">LBC 5.2.6 <text:s text:c="7"/>Genesis 8:22</text:p>
        <text:p text:style-name="P1">LBC 5.3.7 <text:s text:c="5"/>Isaiah 55:10-11</text:p>
        <text:p text:style-name="P1">LBC 5.3.7 <text:s text:c="6"/>Acts 27:31,44</text:p>
        <text:p text:style-name="P1">LBC 5.3.8 <text:s text:c="10"/>Hosea 1:7</text:p>
        <text:p text:style-name="P1">LBC 5.3.9 <text:s text:c="5"/>Romans 4:19-21</text:p>
        <text:p text:style-name="P1">LBC 5.3.10 <text:s text:c="7"/>Daniel 3:27</text:p>
        <text:p text:style-name="P1">LBC 5.4.11 <text:s text:c="4"/>1 Chronicles 21:1</text:p>
        <text:p text:style-name="P1">LBC 5.4.11 <text:s text:c="4"/>Romans 11:32-34</text:p>
        <text:p text:style-name="P1">LBC 5.4.11 <text:s text:c="5"/>2 Samuel 24:1</text:p>
        <text:p text:style-name="P1">LBC 5.4.12 <text:s text:c="5"/>2 Kings 19:28</text:p>
        <text:p text:style-name="P1">LBC 5.4.12 <text:s text:c="7"/>Psalm 76:10</text:p>
        <text:p text:style-name="P1">LBC 5.4.13 <text:s text:c="5"/>Isaiah 10:6-7</text:p>
        <text:p text:style-name="P1">LBC 5.4.13 <text:s text:c="6"/>Isaiah 10:12</text:p>
        <text:p text:style-name="P1">LBC 5.4.13 <text:s text:c="5"/>Genesis 50:20</text:p>
        <text:p text:style-name="P1">LBC 5.4.14 <text:s text:c="7"/>Psalm 50:21</text:p>
        <text:p text:style-name="P1">LBC 5.4.14 <text:s text:c="7"/>1 John 2:16</text:p>
        <text:p text:style-name="P1">LBC 5.5.15 <text:s text:c="4"/>2 Chronicles 32:25-26</text:p>
        <text:p text:style-name="P1">LBC 5.5.15 <text:s text:c="4"/>2 Corinthians 12:7-9</text:p>
        <text:p text:style-name="P1">LBC 5.5.15 <text:s text:c="4"/>2 Chronicles 32:31</text:p>
        <text:p text:style-name="P1">LBC 5.5.16 <text:s text:c="7"/>Romans 8:28</text:p>
        <text:p text:style-name="P1">LBC 5.6.17 <text:s text:c="5"/>Romans 11:7-8</text:p>
        <text:p text:style-name="P1">LBC 5.6.17 <text:s text:c="4"/>Romans 1:24-26</text:p>
        <text:p text:style-name="P1">LBC 5.6.17 <text:s text:c="7"/>Romans 1:28</text:p>
        <text:p text:style-name="P1">LBC 5.6.18 <text:s text:c="4"/>Deuteronomy 29:4</text:p>
        <text:p text:style-name="P1">LBC 5.6.19 <text:s text:c="5"/>Matthew 13:12</text:p>
        <text:p text:style-name="P1">LBC 5.6.20 <text:s text:c="4"/>Deuteronomy 2:30</text:p>
        <text:p text:style-name="P1">LBC 5.6.20 <text:s text:c="4"/>2 Kings 8:12-13</text:p>
        <text:p text:style-name="P1">LBC 5.6.21 <text:s text:c="4"/>Psalm 81:11-12</text:p>
        <text:p text:style-name="P1">LBC 5.6.21 <text:s text:c="4"/>2 Thessalonians <text:soft-page-break/>2:10-12</text:p>
        <text:p text:style-name="P1">LBC 5.6.22 <text:s text:c="5"/>1 Peter 2:7-8</text:p>
        <text:p text:style-name="P1">LBC 5.6.22 <text:s text:c="4"/>Exodus 8:15,32</text:p>
        <text:p text:style-name="P1">LBC 5.6.22 <text:s text:c="5"/>Isaiah 6:9-10</text:p>
        <text:p text:style-name="P1">LBC 5.7.23 <text:s text:c="8"/>Amos 9:8-9</text:p>
        <text:p text:style-name="P1">LBC 5.7.23 <text:s text:c="5"/>Isaiah 43:3-5</text:p>
        <text:p text:style-name="P1">LBC 5.7.23 <text:s text:c="4"/>1 Timothy 4:10</text:p>
        <text:p text:style-name="P1">LBC 6.1.1 <text:s text:c="5"/>Genesis 2:16-17</text:p>
        <text:p text:style-name="P1">LBC 6.1.2 <text:s text:c="5"/>Genesis 3:12-13</text:p>
        <text:p text:style-name="P1">LBC 6.1.2 <text:s text:c="5"/>2 Corinthians 11:3</text:p>
        <text:p text:style-name="P1">LBC 6.2.3 <text:s text:c="8"/>Romans 3:23</text:p>
        <text:p text:style-name="P1">LBC 6.2.4 <text:s text:c="8"/>Romans 5:12</text:p>
        <text:p text:style-name="P1">LBC 6.2.5 <text:s text:c="5"/>Romans 3:10-19</text:p>
        <text:p text:style-name="P1">LBC 6.2.5 <text:s text:c="9"/>Titus 1:15</text:p>
        <text:p text:style-name="P1">LBC 6.2.5 <text:s text:c="8"/>Genesis 6:5</text:p>
        <text:p text:style-name="P1">LBC 6.2.5 <text:s text:c="6"/>Jeremiah 17:9</text:p>
        <text:p text:style-name="P1">LBC 6.3.6 <text:s text:c="5"/>1 Corinthians 15:49</text:p>
        <text:p text:style-name="P1">LBC 6.3.6 <text:s text:c="5"/>1 Corinthians 15:45</text:p>
        <text:p text:style-name="P1">LBC 6.3.6 <text:s text:c="5"/>1 Corinthians 15:21-22</text:p>
        <text:p text:style-name="P1">LBC 6.3.6 <text:s text:c="5"/>Romans 5:12-19</text:p>
        <text:p text:style-name="P1">LBC 6.3.7 <text:s text:c="11"/>Job 14:4</text:p>
        <text:p text:style-name="P1">LBC 6.3.7 <text:s text:c="9"/>Psalm 51:5</text:p>
        <text:p text:style-name="P1">LBC 6.3.8 <text:s text:c="6"/>Ephesians 2:3</text:p>
        <text:p text:style-name="P1">LBC 6.3.9 <text:s text:c="8"/>Romans 6:20</text:p>
        <text:p text:style-name="P1">LBC 6.3.9 <text:s text:c="8"/>Romans 5:12</text:p>
        <text:p text:style-name="P1">LBC 6.3.10 <text:s text:c="4"/>Hebrews 2:14-15</text:p>
        <text:p text:style-name="P1">LBC 6.3.10 <text:s text:c="4"/>1 Thessalonians 1:10</text:p>
        <text:p text:style-name="P1">LBC 6.4.11 <text:s text:c="8"/>Romans 8:7</text:p>
        <text:p text:style-name="P1">LBC 6.4.11 <text:s text:c="4"/>Colossians 1:21</text:p>
        <text:p text:style-name="P1">LBC 6.4.12 <text:s text:c="5"/>Matthew 15:19</text:p>
        <text:p text:style-name="P1">LBC 6.4.12 <text:s text:c="5"/>James 1:14-15</text:p>
        <text:p text:style-name="P1">LBC 6.5.13 <text:s text:c="4"/>Ecclesiastes 7:20</text:p>
        <text:p text:style-name="P1">LBC 6.5.13 <text:s text:c="8"/>1 John 1:8</text:p>
        <text:p text:style-name="P1">LBC 6.5.13 <text:s text:c="4"/>Romans 7:18,23</text:p>
        <text:p text:style-name="P1">LBC 6.5.14 <text:s text:c="4"/>Romans 7:23-25</text:p>
        <text:p text:style-name="P1">LBC 6.5.14 <text:s text:c="4"/>Galatians 5:17</text:p>
        <text:p text:style-name="P1">LBC 7.1.1 <text:s text:c="9"/>Job 35:7-8</text:p>
        <text:p text:style-name="P1">LBC 7.1.1 <text:s text:c="9"/>Luke 17:10</text:p>
        <text:p text:style-name="P1">LBC 7.2.2 <text:s text:c="5"/>Galatians 3:10</text:p>
        <text:p text:style-name="P1">LBC 7.2.2 <text:s text:c="5"/>Romans 3:20-21</text:p>
        <text:p text:style-name="P1">LBC 7.2.2 <text:s text:c="7"/>Genesis 2:17</text:p>
        <text:p text:style-name="P1">LBC 7.2.3 <text:s text:c="9"/>Romans 8:3</text:p>
        <text:p text:style-name="P1">LBC 7.2.3 <text:s text:c="10"/>John 3:16</text:p>
        <text:p text:style-name="P1">LBC 7.2.3 <text:s text:c="6"/>Mark 16:15-16</text:p>
        <text:p text:style-name="P1">LBC 7.2.4 <text:s text:c="5"/>Ezekiel 36:26-27</text:p>
        <text:p text:style-name="P1">LBC 7.2.4 <text:s text:c="7"/>John 6:44-45</text:p>
        <text:p text:style-name="P1">LBC 7.2.4 <text:s text:c="8"/>Psalm 110:3</text:p>
        <text:p text:style-name="P1">LBC 7.3.5 <text:s text:c="7"/>Genesis 3:15</text:p>
        <text:p text:style-name="P1">LBC 7.3.6 <text:s text:c="8"/>Hebrews 1:1</text:p>
        <text:p text:style-name="P1">LBC 7.3.7 <text:s text:c="10"/>Titus 1:2</text:p>
        <text:p text:style-name="P1">LBC 7.3.7 <text:s text:c="6"/>2 Timothy 1:9</text:p>
        <text:p text:style-name="P1">LBC 7.3.8 <text:s text:c="5"/>Hebrews 11:6,13</text:p>
        <text:p text:style-name="P1">LBC 7.3.8 <text:s text:c="7"/>Romans 4:1,2</text:p>
        <text:p text:style-name="P1">LBC 7.3.8 <text:s text:c="10"/>John 8:56</text:p>
        <text:p text:style-name="P1">LBC 7.3.8 <text:s text:c="10"/>Acts 4:12</text:p>
        <text:p text:style-name="P1">LBC 8.1.1 <text:s text:c="8"/>Isaiah 42:1</text:p>
        <text:p text:style-name="P1">LBC 8.1.1 <text:s text:c="5"/>1 Peter 1:19-20</text:p>
        <text:p text:style-name="P1">LBC 8.1.2 <text:s text:c="10"/>Acts 3:22</text:p>
        <text:p text:style-name="P1">LBC 8.1.3 <text:s text:c="6"/>Hebrews 5:5-6</text:p>
        <text:p text:style-name="P1">LBC 8.1.4 <text:s text:c="10"/>Psalm 2:6</text:p>
        <text:p text:style-name="P1">LBC 8.1.4 <text:s text:c="10"/>Luke 1:33</text:p>
        <text:p text:style-name="P1">LBC 8.1.5 <text:s text:c="5"/>Ephesians 1:22-23</text:p>
        <text:p text:style-name="P1">LBC 8.1.6 <text:s text:c="8"/>Hebrews 1:2</text:p>
        <text:p text:style-name="P1">LBC 8.1.7 <text:s text:c="9"/>Acts 17:31</text:p>
        <text:p text:style-name="P1">LBC 8.1.8 <text:s text:c="8"/>Romans 8:30</text:p>
        <text:p text:style-name="P1">LBC 8.1.8 <text:s text:c="10"/>John 17:6</text:p>
        <text:p text:style-name="P1">LBC 8.1.8 <text:s text:c="7"/>Isaiah 53:10</text:p>
        <text:p text:style-name="P1">LBC 8.2.9 <text:s text:c="10"/>John 1:14</text:p>
        <text:p text:style-name="P1">LBC 8.2.9 <text:s text:c="6"/>Galatians 4:4</text:p>
        <text:p text:style-name="P1">LBC 8.2.10 <text:s text:c="6"/>Hebrews 4:15</text:p>
        <text:p text:style-name="P1">LBC 8.2.10 <text:s text:c="4"/>Hebrews 2:16-17</text:p>
        <text:p text:style-name="P1">LBC 8.2.10 <text:s text:c="6"/>Hebrews 2:14</text:p>
        <text:p text:style-name="P1">LBC 8.2.10 <text:s text:c="8"/>Romans 8:3</text:p>
        <text:p text:style-name="P1">LBC 8.2.11 <text:s text:c="4"/>Luke 1:27,31,35</text:p>
        <text:p text:style-name="P1">LBC 8.2.11 <text:s text:c="4"/>Matthew 1:22-23</text:p>
        <text:p text:style-name="P1">LBC 8.2.12 <text:s text:c="5"/>1 Timothy 2:5</text:p>
        <text:p text:style-name="P1">LBC 8.2.12 <text:s text:c="8"/>Romans 9:5</text:p>
        <text:p text:style-name="P1">LBC 8.3.13 <text:s text:c="9"/>John 3:34</text:p>
        <text:p text:style-name="P1">LBC 8.3.13 <text:s text:c="8"/>Psalm 45:7</text:p>
        <text:p text:style-name="P1">LBC 8.3.13 <text:s text:c="8"/>Acts 10:38</text:p>
        <text:p text:style-name="P1">LBC 8.3.14 <text:s text:c="4"/>Colossians 2:3</text:p>
        <text:p text:style-name="P1">LBC 8.3.15 <text:s text:c="4"/>Colossians 1:19</text:p>
        <text:p text:style-name="P1">LBC 8.3.16 <text:s text:c="6"/>Hebrews 7:26</text:p>
        <text:p text:style-name="P1">LBC 8.3.17 <text:s text:c="9"/>John 1:14</text:p>
        <text:p text:style-name="P1">LBC 8.3.18 <text:s text:c="6"/>Hebrews 7:22</text:p>
        <text:p text:style-name="P1">LBC 8.3.19 <text:s text:c="7"/>Hebrews 5:5</text:p>
        <text:p text:style-name="P1">LBC 8.3.20 <text:s text:c="6"/>John 5:22,27</text:p>
        <text:p text:style-name="P1">LBC 8.3.20 <text:s text:c="5"/>Matthew 28:18</text:p>
        <text:p text:style-name="P1">LBC 8.3.20 <text:s text:c="9"/>Acts 2:36</text:p>
        <text:p text:style-name="P1">LBC 8.4.21 <text:s text:c="8"/>John 10:18</text:p>
        <text:p text:style-name="P1">LBC 8.4.21 <text:s text:c="4"/>Hebrews 10:5-10</text:p>
        <text:p text:style-name="P1">LBC 8.4.21 <text:s text:c="6"/>Psalm 40:7-8</text:p>
        <text:p text:style-name="P1">LBC 8.4.22 <text:s text:c="6"/>Matthew 3:15</text:p>
        <text:p text:style-name="P1">LBC 8.4.23 <text:s text:c="7"/>Isaiah 53:6</text:p>
        <text:p text:style-name="P1">LBC 8.4.23 <text:s text:c="6"/>1 Peter 3:18</text:p>
        <text:p text:style-name="P1">LBC 8.4.23 <text:s text:c="4"/>Galatians 3:13</text:p>
        <text:p text:style-name="P1"><text:soft-page-break/>LBC 8.4.24 <text:s text:c="4"/>2 Corinthians 5:21</text:p>
        <text:p text:style-name="P1">LBC 8.4.25 <text:s text:c="8"/>Luke 22:44</text:p>
        <text:p text:style-name="P1">LBC 8.4.25 <text:s text:c="4"/>Matthew 26:37-38</text:p>
        <text:p text:style-name="P1">LBC 8.4.25 <text:s text:c="5"/>Matthew 27:46</text:p>
        <text:p text:style-name="P1">LBC 8.4.26 <text:s text:c="8"/>Acts 13:37</text:p>
        <text:p text:style-name="P1">LBC 8.4.27 <text:s text:c="4"/>1 Corinthians 15:3-4</text:p>
        <text:p text:style-name="P1">LBC 8.4.28 <text:s text:c="5"/>John 20:25,27</text:p>
        <text:p text:style-name="P1">LBC 8.4.29 <text:s text:c="7"/>Acts 1:9-11</text:p>
        <text:p text:style-name="P1">LBC 8.4.29 <text:s text:c="8"/>Mark 16:19</text:p>
        <text:p text:style-name="P1">LBC 8.4.30 <text:s text:c="7"/>Romans 8:34</text:p>
        <text:p text:style-name="P1">LBC 8.4.30 <text:s text:c="6"/>Hebrews 9:24</text:p>
        <text:p text:style-name="P1">LBC 8.4.31 <text:s text:c="8"/>Acts 10:42</text:p>
        <text:p text:style-name="P1">LBC 8.4.31 <text:s text:c="7"/>2 Peter 2:4</text:p>
        <text:p text:style-name="P1">LBC 8.4.31 <text:s text:c="4"/>Romans 14:9-10</text:p>
        <text:p text:style-name="P1">LBC 8.4.31 <text:s text:c="9"/>Acts 1:11</text:p>
        <text:p text:style-name="P1">LBC 8.5.32 <text:s text:c="5"/>Hebrews 10:14</text:p>
        <text:p text:style-name="P1">LBC 8.5.32 <text:s text:c="4"/>Romans 3:25-26</text:p>
        <text:p text:style-name="P1">LBC 8.5.32 <text:s text:c="6"/>Hebrews 9:14</text:p>
        <text:p text:style-name="P1">LBC 8.5.33 <text:s text:c="6"/>Hebrews 9:15</text:p>
        <text:p text:style-name="P1">LBC 8.5.33 <text:s text:c="9"/>John 17:2</text:p>
        <text:p text:style-name="P1">LBC 8.6.34 <text:s text:c="4"/>1 Corinthians 4:10</text:p>
        <text:p text:style-name="P1">LBC 8.6.34 <text:s text:c="7"/>Hebrews 4:2</text:p>
        <text:p text:style-name="P1">LBC 8.6.34 <text:s text:c="4"/>1 Peter 1:10-11</text:p>
        <text:p text:style-name="P1">LBC 8.6.35 <text:s text:c="4"/>Revelation 13:8</text:p>
        <text:p text:style-name="P1">LBC 8.6.36 <text:s text:c="6"/>Hebrews 13:8</text:p>
        <text:p text:style-name="P1">LBC 8.8.38 <text:s text:c="7"/>Romans 5:10</text:p>
        <text:p text:style-name="P1">LBC 8.8.38 <text:s text:c="9"/>John 6:37</text:p>
        <text:p text:style-name="P1">LBC 8.8.38 <text:s text:c="9"/>John 17:9</text:p>
        <text:p text:style-name="P1">LBC 8.8.38 <text:s text:c="5"/>John 10:15-16</text:p>
        <text:p text:style-name="P1">LBC 8.8.39 <text:s text:c="9"/>John 17:6</text:p>
        <text:p text:style-name="P1">LBC 8.8.39 <text:s text:c="7"/>1 John 5:20</text:p>
        <text:p text:style-name="P1">LBC 8.8.39 <text:s text:c="5"/>Ephesians 1:9</text:p>
        <text:p text:style-name="P1">LBC 8.8.40 <text:s text:c="5"/>Romans 8:9,14</text:p>
        <text:p text:style-name="P1">LBC 8.8.41 <text:s text:c="7"/>Psalm 110:1</text:p>
        <text:p text:style-name="P1">LBC 8.8.41 <text:s text:c="4"/>1 Corinthians 15:25-26</text:p>
        <text:p text:style-name="P1">LBC 8.8.42 <text:s text:c="10"/>John 3:8</text:p>
        <text:p text:style-name="P1">LBC 8.8.42 <text:s text:c="5"/>Ephesians 1:8</text:p>
        <text:p text:style-name="P1">LBC 8.9.43 <text:s text:c="5"/>1 Timothy 2:5</text:p>
        <text:p text:style-name="P1">LBC 8.10.44 <text:s text:c="8"/>John 1:18</text:p>
        <text:p text:style-name="P1">LBC 8.10.45 <text:s text:c="3"/>Colossians 1:21</text:p>
        <text:p text:style-name="P1">LBC 8.10.45 <text:s text:c="3"/>Galatians 5:17</text:p>
        <text:p text:style-name="P1">LBC 8.10.46 <text:s text:c="8"/>John 16:8</text:p>
        <text:p text:style-name="P1">LBC 8.10.46 <text:s text:c="6"/>Psalm 110:3</text:p>
        <text:p text:style-name="P1">LBC 8.10.46 <text:s text:c="5"/>Luke 1:74-75</text:p>
        <text:p text:style-name="P1">LBC 9.1.1 <text:s text:c="5"/>Deuteronomy 30:19</text:p>
        <text:p text:style-name="P1">LBC 9.1.1 <text:s text:c="6"/>Matthew 17:12</text:p>
        <text:p text:style-name="P1">LBC 9.1.1 <text:s text:c="9"/>James 1:14</text:p>
        <text:p text:style-name="P1">LBC 9.2.2 <text:s text:c="5"/>Ecclesiastes 7:29</text:p>
        <text:p text:style-name="P1">LBC 9.2.3 <text:s text:c="8"/>Genesis 3:6</text:p>
        <text:p text:style-name="P1">LBC 9.3.4 <text:s text:c="9"/>Romans 8:7</text:p>
        <text:p text:style-name="P1">LBC 9.3.4 <text:s text:c="9"/>Romans 5:6</text:p>
        <text:p text:style-name="P1">LBC 9.3.5 <text:s text:c="5"/>Ephesians 2:1,5</text:p>
        <text:p text:style-name="P1">LBC 9.3.6 <text:s text:c="8"/>Titus 3:3-5</text:p>
        <text:p text:style-name="P1">LBC 9.3.6 <text:s text:c="10"/>John 6:44</text:p>
        <text:p text:style-name="P1">LBC 9.4.7 <text:s text:c="10"/>John 8:36</text:p>
        <text:p text:style-name="P1">LBC 9.4.7 <text:s text:c="5"/>Colossians 1:13</text:p>
        <text:p text:style-name="P1">LBC 9.4.8 <text:s text:c="5"/>Philippians 2:13</text:p>
        <text:p text:style-name="P1">LBC 9.4.9 <text:s text:c="5"/>Romans 7:21,23</text:p>
        <text:p text:style-name="P1">LBC 9.4.9 <text:s text:c="5"/>Romans 7:18-19</text:p>
        <text:p text:style-name="P1">LBC 9.4.9 <text:s text:c="8"/>Romans 7:15</text:p>
        <text:p text:style-name="P1">LBC 9.5.10 <text:s text:c="4"/>Ephesians 4:13</text:p>
        <text:p text:style-name="P1">LBC 10.1.1 <text:s text:c="7"/>Romans 11:7</text:p>
        <text:p text:style-name="P1">LBC 10.1.1 <text:s text:c="7"/>Romans 8:30</text:p>
        <text:p text:style-name="P1">LBC 10.1.1 <text:s text:c="4"/>Ephesians 1:10-11</text:p>
        <text:p text:style-name="P1">LBC 10.1.1 <text:s text:c="4"/>2 Thessalonians 2:13-14</text:p>
        <text:p text:style-name="P1">LBC 10.1.2 <text:s text:c="4"/>Ephesians 2:1-6</text:p>
        <text:p text:style-name="P1">LBC 10.1.3 <text:s text:c="4"/>Ephesians 1:17-18</text:p>
        <text:p text:style-name="P1">LBC 10.1.3 <text:s text:c="8"/>Acts 26:18</text:p>
        <text:p text:style-name="P1">LBC 10.1.4 <text:s text:c="5"/>Ezekiel 36:26</text:p>
        <text:p text:style-name="P1">LBC 10.1.5 <text:s text:c="4"/>Deuteronomy 30:6</text:p>
        <text:p text:style-name="P1">LBC 10.1.5 <text:s text:c="4"/>Ephesians 1:19</text:p>
        <text:p text:style-name="P1">LBC 10.1.5 <text:s text:c="7"/>Psalm 110:3</text:p>
        <text:p text:style-name="P1">LBC 10.1.5 <text:s text:c="5"/>Ezekiel 36:27</text:p>
        <text:p text:style-name="P1">LBC 10.2.7 <text:s text:c="5"/>Ephesians 2:8</text:p>
        <text:p text:style-name="P1">LBC 10.2.7 <text:s text:c="5"/>2 Timothy 1:9</text:p>
        <text:p text:style-name="P1">LBC 10.2.8 <text:s text:c="5"/>Ephesians 2:5</text:p>
        <text:p text:style-name="P1">LBC 10.2.8 <text:s text:c="4"/>1 Corinthians 2:14</text:p>
        <text:p text:style-name="P1">LBC 10.2.8 <text:s text:c="9"/>John 5:25</text:p>
        <text:p text:style-name="P1">LBC 10.2.9 <text:s text:c="4"/>Ephesians 1:19-20</text:p>
        <text:p text:style-name="P1">LBC 10.3.10 <text:s text:c="7"/>John 3:5-6</text:p>
        <text:p text:style-name="P1">LBC 10.3.10 <text:s text:c="9"/>John 3:3</text:p>
        <text:p text:style-name="P1">LBC 10.3.11 <text:s text:c="9"/>John 3:8</text:p>
        <text:p text:style-name="P1">LBC 10.4.12 <text:s text:c="4"/>Hebrews 6:4-5</text:p>
        <text:p text:style-name="P1">LBC 10.4.12 <text:s text:c="3"/>Matthew 13:20-21</text:p>
        <text:p text:style-name="P1">LBC 10.4.12 <text:s text:c="4"/>Matthew 22:14</text:p>
        <text:p text:style-name="P1">LBC 10.4.13 <text:s text:c="3"/>1 John 2:24-25</text:p>
        <text:p text:style-name="P1">LBC 10.4.13 <text:s text:c="8"/>John 6:65</text:p>
        <text:p text:style-name="P1">LBC 10.4.13 <text:s text:c="5"/>John 6:44-45</text:p>
        <text:p text:style-name="P1">LBC 10.4.14 <text:s text:c="8"/>Acts 4:12</text:p>
        <text:p text:style-name="P1">LBC 10.4.14 <text:s text:c="8"/>John 17:3</text:p>
        <text:p text:style-name="P1">LBC 10.4.14 <text:s text:c="8"/>John 4:22</text:p>
        <text:p text:style-name="P1">LBC 11.1.1 <text:s text:c="7"/>Romans 8:30</text:p>
        <text:p text:style-name="P1">LBC 11.1.1 <text:s text:c="7"/>Romans 3:24</text:p>
        <text:p text:style-name="P1">LBC 11.1.2 <text:s text:c="6"/>Romans 4:5-8</text:p>
        <text:p text:style-name="P1">LBC 11.1.2 <text:s text:c="5"/>Ephesians 1:7</text:p>
        <text:p text:style-name="P1"><text:soft-page-break/>LBC 11.1.3 <text:s text:c="4"/>Romans 5:17-19</text:p>
        <text:p text:style-name="P1">LBC 11.1.3 <text:s text:c="4"/>1 Corinthians 1:30-1</text:p>
        <text:p text:style-name="P1">LBC 11.1.4 <text:s text:c="4"/>Ephesians 2:8-10</text:p>
        <text:p text:style-name="P1">LBC 11.1.4 <text:s text:c="4"/>Philippians 3:8-9</text:p>
        <text:p text:style-name="P1">LBC 11.1.5 <text:s text:c="9"/>John 1:12</text:p>
        <text:p text:style-name="P1">LBC 11.1.5 <text:s text:c="7"/>Romans 5:17</text:p>
        <text:p text:style-name="P1">LBC 11.2.6 <text:s text:c="7"/>Romans 3:28</text:p>
        <text:p text:style-name="P1">LBC 11.2.7 <text:s text:c="5"/>Galatians 5:6</text:p>
        <text:p text:style-name="P1">LBC 11.2.7 <text:s text:c="4"/>James 2:17,22,26</text:p>
        <text:p text:style-name="P1">LBC 11.3.8 <text:s text:c="5"/>Hebrews 10:14</text:p>
        <text:p text:style-name="P1">LBC 11.3.8 <text:s text:c="5"/>Isaiah 53:5-6</text:p>
        <text:p text:style-name="P1">LBC 11.3.8 <text:s text:c="4"/>1 Peter 1:18-19</text:p>
        <text:p text:style-name="P1">LBC 11.3.9 <text:s text:c="4"/>2 Corinthians 5:21</text:p>
        <text:p text:style-name="P1">LBC 11.3.9 <text:s text:c="7"/>Romans 8:32</text:p>
        <text:p text:style-name="P1">LBC 11.3.10 <text:s text:c="4"/>Ephesians 2:7</text:p>
        <text:p text:style-name="P1">LBC 11.3.10 <text:s text:c="3"/>Ephesians 1:6-7</text:p>
        <text:p text:style-name="P1">LBC 11.3.10 <text:s text:c="6"/>Romans 3:26</text:p>
        <text:p text:style-name="P1">LBC 11.4.11 <text:s text:c="6"/>1 Peter 1:2</text:p>
        <text:p text:style-name="P1">LBC 11.4.11 <text:s text:c="4"/>Galatians 3:8</text:p>
        <text:p text:style-name="P1">LBC 11.4.11 <text:s text:c="4"/>1 Timothy 2:6</text:p>
        <text:p text:style-name="P1">LBC 11.4.12 <text:s text:c="6"/>Romans 4:25</text:p>
        <text:p text:style-name="P1">LBC 11.4.13 <text:s text:c="6"/>Titus 3:4-7</text:p>
        <text:p text:style-name="P1">LBC 11.4.13 <text:s text:c="3"/>Colossians 1:21-22</text:p>
        <text:p text:style-name="P1">LBC 11.5.14 <text:s text:c="5"/>Matthew 6:12</text:p>
        <text:p text:style-name="P1">LBC 11.5.14 <text:s text:c="5"/>1 John 1:7,9</text:p>
        <text:p text:style-name="P1">LBC 11.5.15 <text:s text:c="7"/>John 10:28</text:p>
        <text:p text:style-name="P1">LBC 11.5.16 <text:s text:c="3"/>Psalm 89:31-33</text:p>
        <text:p text:style-name="P1">LBC 11.5.17 <text:s text:c="7"/>Psalm 32:5</text:p>
        <text:p text:style-name="P1">LBC 11.5.17 <text:s text:c="4"/>Matthew 26:75</text:p>
        <text:p text:style-name="P1">LBC 11.6.18 <text:s text:c="3"/>Romans 4:22-24</text:p>
        <text:p text:style-name="P1">LBC 11.6.18 <text:s text:c="4"/>Galatians 3:9</text:p>
        <text:p text:style-name="P1">LBC 13.1.1 <text:s text:c="6"/>Romans 6:5-6</text:p>
        <text:p text:style-name="P1">LBC 13.1.1 <text:s text:c="8"/>Acts 20:32</text:p>
        <text:p text:style-name="P1">LBC 13.1.2 <text:s text:c="4"/>Ephesians 3:16-19</text:p>
        <text:p text:style-name="P1">LBC 13.1.2 <text:s text:c="8"/>John 17:17</text:p>
        <text:p text:style-name="P1">LBC 13.1.2 <text:s text:c="4"/>1 Thessalonians 5:21-23</text:p>
        <text:p text:style-name="P1">LBC 13.1.3 <text:s text:c="7"/>Romans 6:14</text:p>
        <text:p text:style-name="P1">LBC 13.1.4 <text:s text:c="4"/>Galatians 5:24</text:p>
        <text:p text:style-name="P1">LBC 13.1.5 <text:s text:c="4"/>Colossians 1:11</text:p>
        <text:p text:style-name="P1">LBC 13.1.6 <text:s text:c="4"/>2 Corinthians 7:1</text:p>
        <text:p text:style-name="P1">LBC 13.1.6 <text:s text:c="5"/>Hebrews 12:14</text:p>
        <text:p text:style-name="P1">LBC 13.2.7 <text:s text:c="4"/>1 Thessalonians 5:23</text:p>
        <text:p text:style-name="P1">LBC 13.2.8 <text:s text:c="4"/>Romans 7:18,23</text:p>
        <text:p text:style-name="P1">LBC 13.2.9 <text:s text:c="4"/>Galatians 5:17</text:p>
        <text:p text:style-name="P1">LBC 13.2.9 <text:s text:c="6"/>1 Peter 2:11</text:p>
        <text:p text:style-name="P1">LBC 13.3.10 <text:s text:c="6"/>Romans 7:23</text:p>
        <text:p text:style-name="P1">LBC 13.3.11 <text:s text:c="6"/>Romans 6:14</text:p>
        <text:p text:style-name="P1">LBC 13.3.12 <text:s text:c="3"/>Ephesians 4:15-16</text:p>
        <text:p text:style-name="P1">LBC 13.3.12 <text:s text:c="3"/>2 Corinthians 7:1</text:p>
        <text:p text:style-name="P1">LBC 13.3.12 <text:s text:c="3"/>2 Corinthians 3:18</text:p>
        <text:p text:style-name="P1">LBC 14.1.1 <text:s text:c="5"/>Ephesians 2:8</text:p>
        <text:p text:style-name="P1">LBC 14.1.1 <text:s text:c="4"/>2 Corinthians 4:13</text:p>
        <text:p text:style-name="P1">LBC 14.1.2 <text:s text:c="4"/>Romans 10:14,17</text:p>
        <text:p text:style-name="P1">LBC 14.1.3 <text:s text:c="9"/>Luke 17:5</text:p>
        <text:p text:style-name="P1">LBC 14.1.3 <text:s text:c="8"/>Acts 20:32</text:p>
        <text:p text:style-name="P1">LBC 14.1.3 <text:s text:c="7"/>1 Peter 2:2</text:p>
        <text:p text:style-name="P1">LBC 14.2.4 <text:s text:c="8"/>Acts 24:14</text:p>
        <text:p text:style-name="P1">LBC 14.2.5 <text:s text:c="6"/>Psalm 119:72</text:p>
        <text:p text:style-name="P1">LBC 14.2.5 <text:s text:c="5"/>Psalm 27:7-10</text:p>
        <text:p text:style-name="P1">LBC 14.2.6 <text:s text:c="4"/>2 Timothy 1:12</text:p>
        <text:p text:style-name="P1">LBC 14.2.7 <text:s text:c="8"/>John 14:14</text:p>
        <text:p text:style-name="P1">LBC 14.2.8 <text:s text:c="7"/>Isaiah 66:2</text:p>
        <text:p text:style-name="P1">LBC 14.2.9 <text:s text:c="5"/>Hebrews 11:13</text:p>
        <text:p text:style-name="P1">LBC 14.2.10 <text:s text:c="8"/>John 1:12</text:p>
        <text:p text:style-name="P1">LBC 14.2.10 <text:s text:c="3"/>Galatians 2:20</text:p>
        <text:p text:style-name="P1">LBC 14.2.10 <text:s text:c="7"/>Acts 15:11</text:p>
        <text:p text:style-name="P1">LBC 14.2.10 <text:s text:c="7"/>Acts 16:31</text:p>
        <text:p text:style-name="P1">LBC 14.3.11 <text:s text:c="5"/>Matthew 6:30</text:p>
        <text:p text:style-name="P1">LBC 14.3.11 <text:s text:c="3"/>Romans 4:19-20</text:p>
        <text:p text:style-name="P1">LBC 14.3.11 <text:s text:c="3"/>Hebrews 5:13-14</text:p>
        <text:p text:style-name="P1">LBC 14.3.12 <text:s text:c="6"/>2 Peter 1:1</text:p>
        <text:p text:style-name="P1">LBC 14.3.13 <text:s text:c="5"/>1 John 5:4-5</text:p>
        <text:p text:style-name="P1">LBC 14.3.13 <text:s text:c="3"/>Ephesians 6:16</text:p>
        <text:p text:style-name="P1">LBC 14.3.14 <text:s text:c="3"/>Colossians 2:2</text:p>
        <text:p text:style-name="P1">LBC 14.3.14 <text:s text:c="3"/>Hebrews 6:11-12</text:p>
        <text:p text:style-name="P1">LBC 14.3.15 <text:s text:c="5"/>Hebrews 12:2</text:p>
        <text:p text:style-name="P1">LBC 15.1.1 <text:s text:c="7"/>Titus 3:2-5</text:p>
        <text:p text:style-name="P1">LBC 15.2.2 <text:s text:c="4"/>Ecclesiastes 7:20</text:p>
        <text:p text:style-name="P1">LBC 15.2.3 <text:s text:c="5"/>Luke 22:31-32</text:p>
        <text:p text:style-name="P1">LBC 15.3.4 <text:s text:c="4"/>Zechariah 12:10</text:p>
        <text:p text:style-name="P1">LBC 15.3.4 <text:s text:c="8"/>Acts 11:18</text:p>
        <text:p text:style-name="P1">LBC 15.3.5 <text:s text:c="4"/>2 Corinthians 7:11</text:p>
        <text:p text:style-name="P1">LBC 15.3.5 <text:s text:c="5"/>Ezekiel 36:31</text:p>
        <text:p text:style-name="P1">LBC 15.3.6 <text:s text:c="5"/>Psalm 119:128</text:p>
        <text:p text:style-name="P1">LBC 15.3.6 <text:s text:c="7"/>Psalm 119:6</text:p>
        <text:p text:style-name="P1">LBC 15.4.7 <text:s text:c="9"/>Luke 19:8</text:p>
        <text:p text:style-name="P1">LBC 15.4.7 <text:s text:c="4"/>1 Timothy 1:13,15</text:p>
        <text:p text:style-name="P1">LBC 15.5.8 <text:s text:c="7"/>Romans 6:23</text:p>
        <text:p text:style-name="P1">LBC 15.5.9 <text:s text:c="7"/>Isaiah 55:7</text:p>
        <text:p text:style-name="P1">LBC 15.5.9 <text:s text:c="4"/>Isaiah 1:16-18</text:p>
        <text:p text:style-name="P1">LBC 16.1.1 <text:s text:c="5"/>Hebrews 13:21</text:p>
        <text:p text:style-name="P1">LBC 16.1.1 <text:s text:c="9"/>Micah 6:8</text:p>
        <text:p text:style-name="P1">LBC 16.1.2 <text:s text:c="6"/>Isaiah 29:13</text:p>
        <text:p text:style-name="P1">LBC 16.1.2 <text:s text:c="6"/>Matthew 15:9</text:p>
        <text:p text:style-name="P1">LBC 16.2.3 <text:s text:c="5"/>James 2:18,22</text:p>
        <text:p text:style-name="P1"><text:soft-page-break/>LBC 16.2.4 <text:s text:c="4"/>Psalm 116:12-13</text:p>
        <text:p text:style-name="P1">LBC 16.2.5 <text:s text:c="6"/>1 John 2:3,5</text:p>
        <text:p text:style-name="P1">LBC 16.2.5 <text:s text:c="4"/>2 Peter 1:5-11</text:p>
        <text:p text:style-name="P1">LBC 16.2.6 <text:s text:c="6"/>Matthew 5:16</text:p>
        <text:p text:style-name="P1">LBC 16.2.7 <text:s text:c="5"/>1 Timothy 6:1</text:p>
        <text:p text:style-name="P1">LBC 16.2.7 <text:s text:c="4"/>Philippians 1:11</text:p>
        <text:p text:style-name="P1">LBC 16.2.7 <text:s text:c="6"/>1 Peter 2:15</text:p>
        <text:p text:style-name="P1">LBC 16.2.8 <text:s text:c="4"/>Ephesians 2:10</text:p>
        <text:p text:style-name="P1">LBC 16.2.9 <text:s text:c="7"/>Romans 6:22</text:p>
        <text:p text:style-name="P1">LBC 16.3.10 <text:s text:c="6"/>John 15:4-5</text:p>
        <text:p text:style-name="P1">LBC 16.3.11 <text:s text:c="3"/>2 Corinthians 3:5</text:p>
        <text:p text:style-name="P1">LBC 16.3.11 <text:s text:c="3"/>Philippians 2:13</text:p>
        <text:p text:style-name="P1">LBC 16.3.12 <text:s text:c="3"/>Philippians 2:12</text:p>
        <text:p text:style-name="P1">LBC 16.3.12 <text:s text:c="3"/>Hebrews 6:11-12</text:p>
        <text:p text:style-name="P1">LBC 16.3.12 <text:s text:c="6"/>Isaiah 64:7</text:p>
        <text:p text:style-name="P1">LBC 16.4.13 <text:s text:c="7"/>Luke 17:10</text:p>
        <text:p text:style-name="P1">LBC 16.4.13 <text:s text:c="8"/>Job 9:2-3</text:p>
        <text:p text:style-name="P1">LBC 16.4.13 <text:s text:c="3"/>Galatians 5:17</text:p>
        <text:p text:style-name="P1">LBC 16.5.14 <text:s text:c="6"/>Romans 3:20</text:p>
        <text:p text:style-name="P1">LBC 16.5.14 <text:s text:c="7"/>Romans 4:6</text:p>
        <text:p text:style-name="P1">LBC 16.5.14 <text:s text:c="3"/>Ephesians 2:8-9</text:p>
        <text:p text:style-name="P1">LBC 16.5.15 <text:s text:c="3"/>Galatians 5:22-23</text:p>
        <text:p text:style-name="P1">LBC 16.5.16 <text:s text:c="6"/>Psalm 143:2</text:p>
        <text:p text:style-name="P1">LBC 16.5.16 <text:s text:c="6"/>Isaiah 64:6</text:p>
        <text:p text:style-name="P1">LBC 16.6.17 <text:s text:c="4"/>Ephesians 1:6</text:p>
        <text:p text:style-name="P1">LBC 16.6.17 <text:s text:c="6"/>1 Peter 2:5</text:p>
        <text:p text:style-name="P1">LBC 16.6.18 <text:s text:c="5"/>Hebrews 6:10</text:p>
        <text:p text:style-name="P1">LBC 16.6.18 <text:s text:c="3"/>Matthew 25:21,23</text:p>
        <text:p text:style-name="P1">LBC 16.7.19 <text:s text:c="4"/>2 Kings 10:30</text:p>
        <text:p text:style-name="P1">LBC 16.7.19 <text:s text:c="3"/>1 Kings 21:27,29</text:p>
        <text:p text:style-name="P1">LBC 16.7.20 <text:s text:c="3"/>Hebrews 11:4,6</text:p>
        <text:p text:style-name="P1">LBC 16.7.20 <text:s text:c="6"/>Genesis 4:5</text:p>
        <text:p text:style-name="P1">LBC 16.7.21 <text:s text:c="3"/>1 Corinthians 13:1</text:p>
        <text:p text:style-name="P1">LBC 16.7.22 <text:s text:c="4"/>Matthew 6:2,5</text:p>
        <text:p text:style-name="P1">LBC 16.7.23 <text:s text:c="6"/>Romans 9:16</text:p>
        <text:p text:style-name="P1">LBC 16.7.23 <text:s text:c="8"/>Titus 3:5</text:p>
        <text:p text:style-name="P1">LBC 16.7.23 <text:s text:c="5"/>Amos 5:21-22</text:p>
        <text:p text:style-name="P1">LBC 16.7.24 <text:s text:c="5"/>Job 21:14-15</text:p>
        <text:p text:style-name="P1">LBC 16.7.24 <text:s text:c="3"/>Matthew 25:41-43</text:p>
        <text:p text:style-name="P1">LBC 17.1.1 <text:s text:c="4"/>2 Timothy 2:19</text:p>
        <text:p text:style-name="P1">LBC 17.1.1 <text:s text:c="5"/>John 10:28-29</text:p>
        <text:p text:style-name="P1">LBC 17.1.1 <text:s text:c="7"/>1 John 2:19</text:p>
        <text:p text:style-name="P1">LBC 17.1.1 <text:s text:c="4"/>Philippians 1:6</text:p>
        <text:p text:style-name="P1">LBC 17.1.2 <text:s text:c="4"/>Psalm 89:31-32</text:p>
        <text:p text:style-name="P1">LBC 17.1.2 <text:s text:c="4"/>1 Corinthians 11:32</text:p>
        <text:p text:style-name="P1">LBC 17.1.3 <text:s text:c="7"/>Malachi 3:6</text:p>
        <text:p text:style-name="P1">LBC 17.2.4 <text:s text:c="7"/>Romans 8:30</text:p>
        <text:p text:style-name="P1">LBC 17.2.4 <text:s text:c="4"/>Romans 9:11,16</text:p>
        <text:p text:style-name="P1">LBC 17.2.5 <text:s text:c="5"/>Romans 5:9-10</text:p>
        <text:p text:style-name="P1">LBC 17.2.5 <text:s text:c="8"/>John 14:19</text:p>
        <text:p text:style-name="P1">LBC 17.2.6 <text:s text:c="4"/>Hebrews 6:17-18</text:p>
        <text:p text:style-name="P1">LBC 17.2.7 <text:s text:c="8"/>1 John 3:9</text:p>
        <text:p text:style-name="P1">LBC 17.2.8 <text:s text:c="4"/>Jeremiah 32:40</text:p>
        <text:p text:style-name="P1">LBC 17.3.9 <text:s text:c="4"/>Matthew 26:70,72,74</text:p>
        <text:p text:style-name="P1">LBC 17.3.10 <text:s text:c="3"/>Ephesians 4:30</text:p>
        <text:p text:style-name="P1">LBC 17.3.10 <text:s text:c="4"/>Isaiah 64:5,9</text:p>
        <text:p text:style-name="P1">LBC 17.3.11 <text:s text:c="3"/>Psalm 51:10,12</text:p>
        <text:p text:style-name="P1">LBC 17.3.12 <text:s text:c="5"/>Psalm 32:3-4</text:p>
        <text:p text:style-name="P1">LBC 17.3.13 <text:s text:c="3"/>2 Samuel 12:14</text:p>
        <text:p text:style-name="P1">LBC 17.3.14 <text:s text:c="4"/>Luke 22:61-62</text:p>
        <text:p text:style-name="P1">LBC 17.3.14 <text:s text:c="7"/>Luke 22:32</text:p>
        <text:p text:style-name="P1">LBC 18.1.1 <text:s text:c="4"/>Matthew 7:22-23</text:p>
        <text:p text:style-name="P1">LBC 18.1.1 <text:s text:c="7"/>Job 8:13-14</text:p>
        <text:p text:style-name="P1">LBC 18.1.2 <text:s text:c="7"/>1 John 5:13</text:p>
        <text:p text:style-name="P1">LBC 18.1.2 <text:s text:c="4"/>1 John 3:18-19</text:p>
        <text:p text:style-name="P1">LBC 18.1.2 <text:s text:c="8"/>1 John 2:3</text:p>
        <text:p text:style-name="P1">LBC 18.1.2 <text:s text:c="7"/>1 John 3:14</text:p>
        <text:p text:style-name="P1">LBC 18.1.2 <text:s text:c="4"/>1 John 3:21,24</text:p>
        <text:p text:style-name="P1">LBC 18.1.3 <text:s text:c="6"/>Romans 5:2,5</text:p>
        <text:p text:style-name="P1">LBC 18.2.4 <text:s text:c="4"/>Hebrews 6:11,19</text:p>
        <text:p text:style-name="P1">LBC 18.2.5 <text:s text:c="4"/>Hebrews 6:17-18</text:p>
        <text:p text:style-name="P1">LBC 18.2.6 <text:s text:c="5"/>2 Peter 1:4-5</text:p>
        <text:p text:style-name="P1">LBC 18.2.6 <text:s text:c="4"/>2 Peter 1:10-11</text:p>
        <text:p text:style-name="P1">LBC 18.2.7 <text:s text:c="4"/>Romans 8:15-16</text:p>
        <text:p text:style-name="P1">LBC 18.2.8 <text:s text:c="6"/>1 John 3:1-3</text:p>
        <text:p text:style-name="P1">LBC 18.3.9 <text:s text:c="6"/>Isaiah 50:10</text:p>
        <text:p text:style-name="P1">LBC 18.3.9 <text:s text:c="5"/>Psalm 77:1-12</text:p>
        <text:p text:style-name="P1">LBC 18.3.10 <text:s text:c="6"/>1 John 4:13</text:p>
        <text:p text:style-name="P1">LBC 18.3.10 <text:s text:c="3"/>Hebrews 6:11-12</text:p>
        <text:p text:style-name="P1">LBC 18.3.11 <text:s text:c="5"/>Psalm 119:32</text:p>
        <text:p text:style-name="P1">LBC 18.3.11 <text:s text:c="5"/>Romans 5:1-2</text:p>
        <text:p text:style-name="P1">LBC 18.3.11 <text:s text:c="7"/>Romans 5:5</text:p>
        <text:p text:style-name="P1">LBC 18.3.11 <text:s text:c="5"/>Romans 14:17</text:p>
        <text:p text:style-name="P1">LBC 18.3.12 <text:s text:c="4"/>Titus 2:11-12</text:p>
        <text:p text:style-name="P1">LBC 18.3.12 <text:s text:c="7"/>Titus 2:14</text:p>
        <text:p text:style-name="P1">LBC 18.3.12 <text:s text:c="5"/>Romans 6:1-2</text:p>
        <text:p text:style-name="P1">LBC 18.4.14 <text:s text:c="3"/>Psalm 51:8,12,14</text:p>
        <text:p text:style-name="P1">LBC 18.4.15 <text:s text:c="5"/>Psalm 77:7-8</text:p>
        <text:p text:style-name="P1">LBC 18.4.15 <text:s text:c="5"/>Psalm 116:11</text:p>
        <text:p text:style-name="P1">LBC 18.4.15 <text:s text:c="6"/>Psalm 31:22</text:p>
        <text:p text:style-name="P1">LBC 18.4.16 <text:s text:c="7"/>Psalm 30:7</text:p>
        <text:p text:style-name="P1">LBC 18.4.17 <text:s text:c="7"/>1 John 3:9</text:p>
        <text:p text:style-name="P1">LBC 18.4.18 <text:s text:c="7"/>Luke 22:32</text:p>
        <text:p text:style-name="P1">LBC 18.4.19 <text:s text:c="4"/>Psalm 42:5,11</text:p>
        <text:p text:style-name="P1">LBC 18.4.20 <text:s text:c="3"/>Lamentations 3:26-31</text:p>
        <text:p text:style-name="P1">LBC 19.1.1 <text:s text:c="6"/>Genesis 1:27</text:p>
        <text:p text:style-name="P1">LBC 19.1.1 <text:s text:c="4"/>Ecclesiastes 7:29</text:p>
        <text:p text:style-name="P1"><text:soft-page-break/>LBC 19.1.2 <text:s text:c="7"/>Romans 10:5</text:p>
        <text:p text:style-name="P1">LBC 19.1.3 <text:s text:c="4"/>Galatians 3:10,12</text:p>
        <text:p text:style-name="P1">LBC 19.2.4 <text:s text:c="4"/>Romans 2:14-15</text:p>
        <text:p text:style-name="P1">LBC 19.2.5 <text:s text:c="4"/>Deuteronomy 10:4</text:p>
        <text:p text:style-name="P1">LBC 19.3.6 <text:s text:c="4"/>Colossians 2:17</text:p>
        <text:p text:style-name="P1">LBC 19.3.6 <text:s text:c="6"/>Hebrews 10:1</text:p>
        <text:p text:style-name="P1">LBC 19.3.7 <text:s text:c="4"/>1 Corinthians 5:7</text:p>
        <text:p text:style-name="P1">LBC 19.3.8 <text:s text:c="4"/>Ephesians 2:14,16</text:p>
        <text:p text:style-name="P1">LBC 19.3.8 <text:s text:c="4"/>Colossians 2:16-17</text:p>
        <text:p text:style-name="P1">LBC 19.3.8 <text:s text:c="4"/>Colossians 2:14</text:p>
        <text:p text:style-name="P1">LBC 19.4.9 <text:s text:c="4"/>1 Corinthians 9:8-10</text:p>
        <text:p text:style-name="P1">LBC 19.5.10 <text:s text:c="4"/>James 2:10-12</text:p>
        <text:p text:style-name="P1">LBC 19.5.10 <text:s text:c="8"/>James 2:8</text:p>
        <text:p text:style-name="P1">LBC 19.5.10 <text:s text:c="3"/>Romans 13:8-10</text:p>
        <text:p text:style-name="P1">LBC 19.5.11 <text:s text:c="4"/>James 2:10-11</text:p>
        <text:p text:style-name="P1">LBC 19.5.12 <text:s text:c="6"/>Romans 3:31</text:p>
        <text:p text:style-name="P1">LBC 19.5.12 <text:s text:c="3"/>Matthew 5:17-19</text:p>
        <text:p text:style-name="P1">LBC 19.6.13 <text:s text:c="6"/>Romans 10:4</text:p>
        <text:p text:style-name="P1">LBC 19.6.13 <text:s text:c="7"/>Romans 8:1</text:p>
        <text:p text:style-name="P1">LBC 19.6.13 <text:s text:c="3"/>Galatians 2:16</text:p>
        <text:p text:style-name="P1">LBC 19.6.13 <text:s text:c="6"/>Romans 6:14</text:p>
        <text:p text:style-name="P1">LBC 19.6.14 <text:s text:c="7"/>Romans 7:7</text:p>
        <text:p text:style-name="P1">LBC 19.6.14 <text:s text:c="6"/>Romans 3:20</text:p>
        <text:p text:style-name="P1">LBC 19.6.15 <text:s text:c="3"/>1 Peter 3:8-13</text:p>
        <text:p text:style-name="P1">LBC 19.6.15 <text:s text:c="3"/>Romans 6:12-14</text:p>
        <text:p text:style-name="P1">LBC 19.7.16 <text:s text:c="3"/>Galatians 3:21</text:p>
        <text:p text:style-name="P1">LBC 19.7.17 <text:s text:c="4"/>Ezekiel 36:27</text:p>
        <text:p text:style-name="P1">LBC 20.1.1 <text:s text:c="6"/>Genesis 3:15</text:p>
        <text:p text:style-name="P1">LBC 20.1.2 <text:s text:c="4"/>Revelation 13:8</text:p>
        <text:p text:style-name="P1">LBC 20.2.3 <text:s text:c="7"/>Romans 1:17</text:p>
        <text:p text:style-name="P1">LBC 20.2.4 <text:s text:c="6"/>Romans 10:17</text:p>
        <text:p text:style-name="P1">LBC 20.2.4 <text:s text:c="4"/>Romans 10:14-15</text:p>
        <text:p text:style-name="P1">LBC 20.2.5 <text:s text:c="7"/>Isaiah 25:7</text:p>
        <text:p text:style-name="P1">LBC 20.2.5 <text:s text:c="4"/>Proverbs 29:18</text:p>
        <text:p text:style-name="P1">LBC 20.2.5 <text:s text:c="5"/>Isaiah 60:2-3</text:p>
        <text:p text:style-name="P1">LBC 20.3.6 <text:s text:c="6"/>Psalm 147:20</text:p>
        <text:p text:style-name="P1">LBC 20.3.6 <text:s text:c="9"/>Acts 16:7</text:p>
        <text:p text:style-name="P1">LBC 20.3.7 <text:s text:c="4"/>Romans 1:18-32</text:p>
        <text:p text:style-name="P1">LBC 20.4.8 <text:s text:c="4"/>Ephesians 1:19-20</text:p>
        <text:p text:style-name="P1">LBC 20.4.8 <text:s text:c="4"/>1 Corinthians 2:14</text:p>
        <text:p text:style-name="P1">LBC 20.4.8 <text:s text:c="7"/>Psalm 110:3</text:p>
        <text:p text:style-name="P1">LBC 20.4.9 <text:s text:c="4"/>2 Corinthians 4:4</text:p>
        <text:p text:style-name="P1">LBC 20.4.9 <text:s text:c="4"/>2 Corinthians 4:6</text:p>
        <text:p text:style-name="P1">LBC 20.4.9 <text:s text:c="9"/>John 6:44</text:p>
        <text:p text:style-name="P1">LBC 21.1.1 <text:s text:c="4"/>Galatians 3:13</text:p>
        <text:p text:style-name="P1">LBC 21.1.2 <text:s text:c="5"/>Galatians 1:4</text:p>
        <text:p text:style-name="P1">LBC 21.1.3 <text:s text:c="8"/>Acts 26:18</text:p>
        <text:p text:style-name="P1">LBC 21.1.4 <text:s text:c="8"/>Romans 8:3</text:p>
        <text:p text:style-name="P1">LBC 21.1.5 <text:s text:c="7"/>Romans 8:28</text:p>
        <text:p text:style-name="P1">LBC 21.1.6 <text:s text:c="4"/>1 Corinthians 15:54-57</text:p>
        <text:p text:style-name="P1">LBC 21.1.7 <text:s text:c="4"/>2 Thessalonians 1:10</text:p>
        <text:p text:style-name="P1">LBC 21.1.8 <text:s text:c="7"/>Romans 8:15</text:p>
        <text:p text:style-name="P1">LBC 21.1.9 <text:s text:c="7"/>1 John 4:18</text:p>
        <text:p text:style-name="P1">LBC 21.1.9 <text:s text:c="6"/>Luke 1:73-75</text:p>
        <text:p text:style-name="P1">LBC 21.1.10 <text:s text:c="3"/>Galatians 3:9,14</text:p>
        <text:p text:style-name="P1">LBC 21.1.11 <text:s text:c="5"/>John 7:38-39</text:p>
        <text:p text:style-name="P1">LBC 21.1.11 <text:s text:c="3"/>Hebrews 10:19-21</text:p>
        <text:p text:style-name="P1">LBC 21.2.12 <text:s text:c="6"/>Romans 14:4</text:p>
        <text:p text:style-name="P1">LBC 21.2.12 <text:s text:c="7"/>James 4:12</text:p>
        <text:p text:style-name="P1">LBC 21.2.13 <text:s text:c="5"/>Matthew 15:9</text:p>
        <text:p text:style-name="P1">LBC 21.2.13 <text:s text:c="5"/>Acts 4:19,29</text:p>
        <text:p text:style-name="P1">LBC 21.2.13 <text:s text:c="3"/>1 Corinthians 7:23</text:p>
        <text:p text:style-name="P1">LBC 21.2.14 <text:s text:c="3"/>Colossians 2:20,22,23</text:p>
        <text:p text:style-name="P1">LBC 21.2.15 <text:s text:c="3"/>1 Corinthians 3:5</text:p>
        <text:p text:style-name="P1">LBC 21.2.15 <text:s text:c="3"/>2 Corinthians 1:24</text:p>
        <text:p text:style-name="P1">LBC 21.3.16 <text:s text:c="5"/>Romans 6:1,2</text:p>
        <text:p text:style-name="P1">LBC 21.3.17 <text:s text:c="3"/>Galatians 5:13</text:p>
        <text:p text:style-name="P1">LBC 21.3.17 <text:s text:c="3"/>2 Peter 2:18,21</text:p>
        <text:p text:style-name="P1">LBC 22.2.4 <text:s text:c="5"/>Matthew 28:19</text:p>
        <text:p text:style-name="P1">LBC 22.2.4 <text:s text:c="9"/>John 6:23</text:p>
        <text:p text:style-name="P1">LBC 22.2.4 <text:s text:c="4"/>Matthew 4:9-10</text:p>
        <text:p text:style-name="P1">LBC 22.2.5 <text:s text:c="7"/>Romans 1:25</text:p>
        <text:p text:style-name="P1">LBC 22.2.5 <text:s text:c="4"/>Revelation 19:10</text:p>
        <text:p text:style-name="P1">LBC 22.2.5 <text:s text:c="4"/>Colossians 2:18</text:p>
        <text:p text:style-name="P1">LBC 22.2.6 <text:s text:c="9"/>John 14:6</text:p>
        <text:p text:style-name="P1">LBC 22.2.7 <text:s text:c="5"/>1 Timothy 2:5</text:p>
        <text:p text:style-name="P1">LBC 22.3.8 <text:s text:c="6"/>Psalm 95:1-7</text:p>
        <text:p text:style-name="P1">LBC 22.3.8 <text:s text:c="8"/>Psalm 65:2</text:p>
        <text:p text:style-name="P1">LBC 22.3.9 <text:s text:c="5"/>John 14:13-14</text:p>
        <text:p text:style-name="P1">LBC 22.3.10 <text:s text:c="6"/>Romans 8:26</text:p>
        <text:p text:style-name="P1">LBC 22.3.11 <text:s text:c="6"/>1 John 5:14</text:p>
        <text:p text:style-name="P1">LBC 22.3.12 <text:s text:c="3"/>1 Corinthians 14:16-17</text:p>
        <text:p text:style-name="P1">LBC 22.4.13 <text:s text:c="4"/>2 Samuel 7:29</text:p>
        <text:p text:style-name="P1">LBC 22.4.13 <text:s text:c="3"/>1 Timothy 2:1-2</text:p>
        <text:p text:style-name="P1">LBC 22.4.14 <text:s text:c="3"/>2 Samuel 12:21-23</text:p>
        <text:p text:style-name="P1">LBC 22.4.15 <text:s text:c="6"/>1 John 5:16</text:p>
        <text:p text:style-name="P1">LBC 22.5.16 <text:s text:c="3"/>1 Timothy 4:13</text:p>
        <text:p text:style-name="P1">LBC 22.5.17 <text:s text:c="8"/>Luke 8:18</text:p>
        <text:p text:style-name="P1">LBC 22.5.17 <text:s text:c="4"/>2 Timothy 4:2</text:p>
        <text:p text:style-name="P1">LBC 22.5.18 <text:s text:c="3"/>Colossians 3:16</text:p>
        <text:p text:style-name="P1">LBC 22.5.18 <text:s text:c="3"/>Ephesians 5:19</text:p>
        <text:p text:style-name="P1">LBC 22.5.19 <text:s text:c="3"/>Matthew 28:19-20</text:p>
        <text:p text:style-name="P1">LBC 22.5.20 <text:s text:c="3"/>1 Corinthians 11:26</text:p>
        <text:p text:style-name="P1"><text:soft-page-break/>LBC 22.5.21 <text:s text:c="8"/>Joel 2:12</text:p>
        <text:p text:style-name="P1">LBC 22.5.21 <text:s text:c="6"/>Esther 4:16</text:p>
        <text:p text:style-name="P1">LBC 22.5.22 <text:s text:c="3"/>Exodus 15:1-19</text:p>
        <text:p text:style-name="P1">LBC 22.6.23 <text:s text:c="4"/>1 Timothy 2:8</text:p>
        <text:p text:style-name="P1">LBC 22.6.23 <text:s text:c="8"/>John 4:21</text:p>
        <text:p text:style-name="P1">LBC 22.6.23 <text:s text:c="5"/>Malachi 1:11</text:p>
        <text:p text:style-name="P1">LBC 22.6.24 <text:s text:c="8"/>Acts 10:2</text:p>
        <text:p text:style-name="P1">LBC 22.6.25 <text:s text:c="6"/>Psalm 55:17</text:p>
        <text:p text:style-name="P1">LBC 22.6.25 <text:s text:c="5"/>Matthew 6:11</text:p>
        <text:p text:style-name="P1">LBC 22.6.26 <text:s text:c="6"/>Matthew 6:6</text:p>
        <text:p text:style-name="P1">LBC 22.6.27 <text:s text:c="8"/>Acts 2:42</text:p>
        <text:p text:style-name="P1">LBC 22.6.27 <text:s text:c="4"/>Hebrews 10:25</text:p>
        <text:p text:style-name="P1">LBC 22.7.28 <text:s text:c="6"/>Exodus 20:8</text:p>
        <text:p text:style-name="P1">LBC 22.7.29 <text:s text:c="3"/>1 Corinthians 16:1,2</text:p>
        <text:p text:style-name="P1">LBC 22.7.29 <text:s text:c="3"/>Revelation 1:10</text:p>
        <text:p text:style-name="P1">LBC 22.7.29 <text:s text:c="8"/>Acts 20:7</text:p>
        <text:p text:style-name="P1">LBC 22.8.30 <text:s text:c="5"/>Isaiah 58:13</text:p>
        <text:p text:style-name="P1">LBC 22.8.30 <text:s text:c="3"/>Nehemiah 13:15-22</text:p>
        <text:p text:style-name="P1">LBC 22.8.31 <text:s text:c="3"/>Matthew 12:1-13</text:p>
        <text:p text:style-name="P1">LBC 23.1.1 <text:s text:c="4"/>Deuteronomy 10:20</text:p>
        <text:p text:style-name="P1">LBC 23.1.1 <text:s text:c="7"/>Exodus 20:7</text:p>
        <text:p text:style-name="P1">LBC 23.1.1 <text:s text:c="6"/>Jeremiah 4:2</text:p>
        <text:p text:style-name="P1">LBC 23.1.2 <text:s text:c="4"/>2 Chronicles 6:22-23</text:p>
        <text:p text:style-name="P1">LBC 23.2.3 <text:s text:c="4"/>Matthew 5:34,37</text:p>
        <text:p text:style-name="P1">LBC 23.2.3 <text:s text:c="8"/>James 5:12</text:p>
        <text:p text:style-name="P1">LBC 23.2.4 <text:s text:c="4"/>2 Corinthians 1:23</text:p>
        <text:p text:style-name="P1">LBC 23.2.4 <text:s text:c="6"/>Hebrews 6:16</text:p>
        <text:p text:style-name="P1">LBC 23.2.5 <text:s text:c="4"/>Nehemiah 13:25</text:p>
        <text:p text:style-name="P1">LBC 23.3.6 <text:s text:c="4"/>Leviticus 19:12</text:p>
        <text:p text:style-name="P1">LBC 23.3.6 <text:s text:c="4"/>Jeremiah 23:10</text:p>
        <text:p text:style-name="P1">LBC 23.4.7 <text:s text:c="8"/>Psalm 24:4</text:p>
        <text:p text:style-name="P1">LBC 23.5.8 <text:s text:c="7"/>Psalm 76:11</text:p>
        <text:p text:style-name="P1">LBC 23.5.8 <text:s text:c="4"/>Genesis 28:20-22</text:p>
        <text:p text:style-name="P1">LBC 23.5.9 <text:s text:c="4"/>1 Corinthians 7:2,9</text:p>
        <text:p text:style-name="P1">LBC 23.5.10 <text:s text:c="3"/>Ephesians 4:28</text:p>
        <text:p text:style-name="P1">LBC 23.5.11 <text:s text:c="4"/>Matthew 19:11</text:p>
        <text:p text:style-name="P1">LBC 24.1.1 <text:s text:c="5"/>Romans 13:1-4</text:p>
        <text:p text:style-name="P1">LBC 24.2.2 <text:s text:c="6"/>Psalm 82:3-4</text:p>
        <text:p text:style-name="P1">LBC 24.2.2 <text:s text:c="5"/>2 Samuel 23:3</text:p>
        <text:p text:style-name="P1">LBC 24.2.3 <text:s text:c="9"/>Luke 3:14</text:p>
        <text:p text:style-name="P1">LBC 24.3.4 <text:s text:c="6"/>1 Peter 2:17</text:p>
        <text:p text:style-name="P1">LBC 24.3.4 <text:s text:c="5"/>Romans 13:5-7</text:p>
        <text:p text:style-name="P1">LBC 24.3.5 <text:s text:c="4"/>1 Timothy 2:1-2</text:p>
        <text:p text:style-name="P1">LBC 25.1.1 <text:s text:c="4"/>Matthew 19:5-6</text:p>
        <text:p text:style-name="P1">LBC 25.1.1 <text:s text:c="6"/>Genesis 2:24</text:p>
        <text:p text:style-name="P1">LBC 25.1.1 <text:s text:c="6"/>Malachi 2:15</text:p>
        <text:p text:style-name="P1">LBC 25.2.2 <text:s text:c="6"/>Genesis 2:18</text:p>
        <text:p text:style-name="P1">LBC 25.2.3 <text:s text:c="6"/>Genesis 1:28</text:p>
        <text:p text:style-name="P1">LBC 25.2.4 <text:s text:c="4"/>1 Corinthians 7:2,9</text:p>
        <text:p text:style-name="P1">LBC 25.3.5 <text:s text:c="6"/>Hebrews 13:4</text:p>
        <text:p text:style-name="P1">LBC 25.3.5 <text:s text:c="5"/>1 Timothy 4:3</text:p>
        <text:p text:style-name="P1">LBC 25.3.6 <text:s text:c="4"/>1 Corinthians 7:39</text:p>
        <text:p text:style-name="P1">LBC 25.3.7 <text:s text:c="4"/>Nehemiah 13:25-27</text:p>
        <text:p text:style-name="P1">LBC 25.4.9 <text:s text:c="9"/>Mark 6:18</text:p>
        <text:p text:style-name="P1">LBC 25.4.9 <text:s text:c="4"/>1 Corinthians 5:1</text:p>
        <text:p text:style-name="P1">LBC 26.1.1 <text:s text:c="4"/>Colossians 1:18</text:p>
        <text:p text:style-name="P1">LBC 26.1.1 <text:s text:c="4"/>Ephesians 5:23,27,32</text:p>
        <text:p text:style-name="P1">LBC 26.1.1 <text:s text:c="4"/>Ephesians 1:22-23</text:p>
        <text:p text:style-name="P1">LBC 26.1.1 <text:s text:c="5"/>Hebrews 12:23</text:p>
        <text:p text:style-name="P1">LBC 26.1.1 <text:s text:c="4"/>Ephesians 1:10</text:p>
        <text:p text:style-name="P1">LBC 26.2.2 <text:s text:c="8"/>Acts 11:26</text:p>
        <text:p text:style-name="P1">LBC 26.2.2 <text:s text:c="4"/>1 Corinthians 1:2</text:p>
        <text:p text:style-name="P1">LBC 26.2.3 <text:s text:c="4"/>Ephesians 1:20-22</text:p>
        <text:p text:style-name="P1">LBC 26.2.3 <text:s text:c="8"/>Romans 1:7</text:p>
        <text:p text:style-name="P1">LBC 26.3.5 <text:s text:c="4"/>Revelation 18:2</text:p>
        <text:p text:style-name="P1">LBC 26.3.5 <text:s text:c="4"/>2 Thessalonians 2:11-12</text:p>
        <text:p text:style-name="P1">LBC 26.3.6 <text:s text:c="4"/>Revelation 12:17</text:p>
        <text:p text:style-name="P1">LBC 26.3.6 <text:s text:c="6"/>Psalm 102:28</text:p>
        <text:p text:style-name="P1">LBC 26.3.6 <text:s text:c="5"/>Matthew 16:18</text:p>
        <text:p text:style-name="P1">LBC 26.3.6 <text:s text:c="7"/>Psalm 72:17</text:p>
        <text:p text:style-name="P1">LBC 26.4.7 <text:s text:c="4"/>Ephesians 4:11-12</text:p>
        <text:p text:style-name="P1">LBC 26.4.7 <text:s text:c="4"/>Matthew 28:18-20</text:p>
        <text:p text:style-name="P1">LBC 26.4.7 <text:s text:c="4"/>Colossians 1:18</text:p>
        <text:p text:style-name="P1">LBC 26.4.8 <text:s text:c="4"/>2 Thessalonians 2:2-9</text:p>
        <text:p text:style-name="P1">LBC 26.5.9 <text:s text:c="8"/>John 12:32</text:p>
        <text:p text:style-name="P1">LBC 26.5.9 <text:s text:c="8"/>John 10:16</text:p>
        <text:p text:style-name="P1">LBC 26.5.10 <text:s text:c="4"/>Matthew 28:20</text:p>
        <text:p text:style-name="P1">LBC 26.5.11 <text:s text:c="3"/>Matthew 18:15-20</text:p>
        <text:p text:style-name="P1">LBC 26.6.12 <text:s text:c="3"/>1 Corinthians 1:2</text:p>
        <text:p text:style-name="P1">LBC 26.6.12 <text:s text:c="7"/>Romans 1:7</text:p>
        <text:p text:style-name="P1">LBC 26.6.13 <text:s text:c="3"/>2 Corinthians 9:13</text:p>
        <text:p text:style-name="P1">LBC 26.6.13 <text:s text:c="5"/>Acts 2:41-42</text:p>
        <text:p text:style-name="P1">LBC 26.6.13 <text:s text:c="5"/>Acts 5:13-14</text:p>
        <text:p text:style-name="P1">LBC 26.7.14 <text:s text:c="3"/>Matthew 18:17-18</text:p>
        <text:p text:style-name="P1">LBC 26.7.14 <text:s text:c="3"/>1 Corinthians 5:13</text:p>
        <text:p text:style-name="P1">LBC 26.7.14 <text:s text:c="3"/>1 Corinthians 5:4-5</text:p>
        <text:p text:style-name="P1">LBC 26.7.14 <text:s text:c="3"/>2 Corinthians 2:6-8</text:p>
        <text:p text:style-name="P1">LBC 26.8.15 <text:s text:c="4"/>Acts 20:17,28</text:p>
        <text:p text:style-name="P1">LBC 26.8.15 <text:s text:c="3"/>Philippians 1:1</text:p>
        <text:p text:style-name="P1">LBC 26.9.16 <text:s text:c="7"/>Acts 14:23</text:p>
        <text:p text:style-name="P1">LBC 26.9.17 <text:s text:c="3"/>1 Timothy 4:14</text:p>
        <text:p text:style-name="P1">LBC 26.9.18 <text:s text:c="7"/>Acts 6:5-6</text:p>
        <text:p text:style-name="P1">LBC 26.9.18 <text:s text:c="9"/>Acts 6:3</text:p>
        <text:p text:style-name="P1"><text:soft-page-break/>LBC 26.10.19 <text:s text:c="3"/>Hebrews 13:17</text:p>
        <text:p text:style-name="P1">LBC 26.10.19 <text:s text:c="8"/>Acts 6:4</text:p>
        <text:p text:style-name="P1">LBC 26.10.20 <text:s text:c="2"/>1 Timothy 5:17-18</text:p>
        <text:p text:style-name="P1">LBC 26.10.20 <text:s text:c="2"/>Galatians 6:6-7</text:p>
        <text:p text:style-name="P1">LBC 26.10.21 <text:s text:c="3"/>2 Timothy 2:4</text:p>
        <text:p text:style-name="P1">LBC 26.10.22 <text:s text:c="3"/>1 Timothy 3:2</text:p>
        <text:p text:style-name="P1">LBC 26.10.23 <text:s text:c="2"/>1 Corinthians 9:6-14</text:p>
        <text:p text:style-name="P1">LBC 26.11.24 <text:s text:c="2"/>1 Peter 4:10-11</text:p>
        <text:p text:style-name="P1">LBC 26.11.24 <text:s text:c="3"/>Acts 11:19-21</text:p>
        <text:p text:style-name="P1">LBC 26.12.25 <text:s text:c="2"/>2 Thessalonians 3:6</text:p>
        <text:p text:style-name="P1">LBC 26.12.25 <text:s text:c="2"/>1 Thessalonians 5:14</text:p>
        <text:p text:style-name="P1">LBC 26.12.25 <text:s text:c="2"/>2 Thessalonians 3:14-15</text:p>
        <text:p text:style-name="P1">LBC 26.13.26 <text:s text:c="2"/>Ephesians 4:2-3</text:p>
        <text:p text:style-name="P1">LBC 26.13.26 <text:s text:c="2"/>Matthew 18:15-17</text:p>
        <text:p text:style-name="P1">LBC 26.14.27 <text:s text:c="2"/>Ephesians 6:18</text:p>
        <text:p text:style-name="P1">LBC 26.14.27 <text:s text:c="5"/>Psalm 122:6</text:p>
        <text:p text:style-name="P1">LBC 26.14.28 <text:s text:c="3"/>3 John 1:8-10</text:p>
        <text:p text:style-name="P1">LBC 26.14.28 <text:s text:c="3"/>Romans 16:1-2</text:p>
        <text:p text:style-name="P1">LBC 26.15.29 <text:s text:c="7"/>Acts 15:2</text:p>
        <text:p text:style-name="P1">LBC 26.15.29 <text:s text:c="6"/>Acts 15:25</text:p>
        <text:p text:style-name="P1">LBC 26.15.29 <text:s text:c="3"/>Acts 15:22-23</text:p>
        <text:p text:style-name="P1">LBC 26.15.29 <text:s text:c="5"/>Acts 15:4-6</text:p>
        <text:p text:style-name="P1">LBC 26.15.30 <text:s text:c="2"/>2 Corinthians 1:24</text:p>
        <text:p text:style-name="P1">LBC 26.15.30 <text:s text:c="6"/>1 John 4:1</text:p>
        <text:p text:style-name="P1">LBC 27.1.1 <text:s text:c="6"/>Romans 6:5-6</text:p>
        <text:p text:style-name="P1">LBC 27.1.1 <text:s text:c="8"/>1 John 1:3</text:p>
        <text:p text:style-name="P1">LBC 27.1.1 <text:s text:c="9"/>John 1:16</text:p>
        <text:p text:style-name="P1">LBC 27.1.1 <text:s text:c="4"/>Philippians 3:10</text:p>
        <text:p text:style-name="P1">LBC 27.1.2 <text:s text:c="4"/>1 Corinthians 12:7</text:p>
        <text:p text:style-name="P1">LBC 27.1.2 <text:s text:c="4"/>Ephesians 4:15-16</text:p>
        <text:p text:style-name="P1">LBC 27.1.2 <text:s text:c="4"/>1 Corinthians 3:21-23</text:p>
        <text:p text:style-name="P1">LBC 27.1.3 <text:s text:c="4"/>1 John 3:17-18</text:p>
        <text:p text:style-name="P1">LBC 27.1.3 <text:s text:c="4"/>1 Thessalonians 5:11,14</text:p>
        <text:p text:style-name="P1">LBC 27.1.3 <text:s text:c="7"/>Romans 1:12</text:p>
        <text:p text:style-name="P1">LBC 27.1.3 <text:s text:c="4"/>Galatians 6:10</text:p>
        <text:p text:style-name="P1">LBC 27.2.4 <text:s text:c="4"/>Hebrews 3:12-13</text:p>
        <text:p text:style-name="P1">LBC 27.2.4 <text:s text:c="4"/>Hebrews 10:24-25</text:p>
        <text:p text:style-name="P1">LBC 27.2.5 <text:s text:c="5"/>Acts 11:29-30</text:p>
        <text:p text:style-name="P1">LBC 27.2.6 <text:s text:c="5"/>Ephesians 6:4</text:p>
        <text:p text:style-name="P1">LBC 27.2.7 <text:s text:c="4"/>1 Corinthians 12:14-27</text:p>
        <text:p text:style-name="P1">LBC 27.2.8 <text:s text:c="4"/>Ephesians 4:28</text:p>
        <text:p text:style-name="P1">LBC 27.2.8 <text:s text:c="10"/>Acts 5:4</text:p>
        <text:p text:style-name="P1">LBC 28.1.1 <text:s text:c="4"/>1 Corinthians 11:26</text:p>
        <text:p text:style-name="P1">LBC 28.1.1 <text:s text:c="4"/>Matthew 28:19-20</text:p>
        <text:p text:style-name="P1">LBC 28.2.2 <text:s text:c="5"/>Matthew 28:19</text:p>
        <text:p text:style-name="P1">LBC 28.2.2 <text:s text:c="4"/>1 Corinthians 4:1</text:p>
        <text:p text:style-name="P1">LBC 29.1.1 <text:s text:c="6"/>Romans 6:3-5</text:p>
        <text:p text:style-name="P1">LBC 29.1.1 <text:s text:c="4"/>Colossians 2:12</text:p>
        <text:p text:style-name="P1">LBC 29.1.1 <text:s text:c="4"/>Galatians 3:27</text:p>
        <text:p text:style-name="P1">LBC 29.1.2 <text:s text:c="8"/>Acts 22:16</text:p>
        <text:p text:style-name="P1">LBC 29.1.2 <text:s text:c="10"/>Mark 1:4</text:p>
        <text:p text:style-name="P1">LBC 29.1.3 <text:s text:c="8"/>Romans 6:4</text:p>
        <text:p text:style-name="P1">LBC 29.1.3 <text:s text:c="8"/>Romans 6:2</text:p>
        <text:p text:style-name="P1">LBC 29.3.5 <text:s text:c="9"/>Acts 8:38</text:p>
        <text:p text:style-name="P1">LBC 29.3.5 <text:s text:c="4"/>Matthew 28:19-20</text:p>
        <text:p text:style-name="P1">LBC 29.4.6 <text:s text:c="9"/>John 3:23</text:p>
        <text:p text:style-name="P1">LBC 29.4.6 <text:s text:c="6"/>Matthew 3:16</text:p>
        <text:p text:style-name="P1">LBC 30.1.1 <text:s text:c="4"/>1 Corinthians 11:23-26</text:p>
        <text:p text:style-name="P1">LBC 30.1.2 <text:s text:c="4"/>1 Corinthians 10:16-17</text:p>
        <text:p text:style-name="P1">LBC 30.1.2 <text:s text:c="4"/>1 Corinthians 10:21</text:p>
        <text:p text:style-name="P1">LBC 30.2.3 <text:s text:c="4"/>Hebrews 9:25-26</text:p>
        <text:p text:style-name="P1">LBC 30.2.3 <text:s text:c="6"/>Hebrews 9:28</text:p>
        <text:p text:style-name="P1">LBC 30.2.4 <text:s text:c="4"/>Matthew 26:26-27</text:p>
        <text:p text:style-name="P1">LBC 30.2.4 <text:s text:c="4"/>1 Corinthians 11:24</text:p>
        <text:p text:style-name="P1">LBC 30.3.5 <text:s text:c="4"/>1 Corinthians 11:23-26</text:p>
        <text:p text:style-name="P1">LBC 30.4.6 <text:s text:c="6"/>Matthew 15:9</text:p>
        <text:p text:style-name="P1">LBC 30.4.6 <text:s text:c="5"/>Exodus 20:4-5</text:p>
        <text:p text:style-name="P1">LBC 30.4.6 <text:s text:c="4"/>Matthew 26:26-28</text:p>
        <text:p text:style-name="P1">LBC 30.5.7 <text:s text:c="4"/>1 Corinthians 11:27</text:p>
        <text:p text:style-name="P1">LBC 30.5.8 <text:s text:c="4"/>1 Corinthians 11:26-28</text:p>
        <text:p text:style-name="P1">LBC 30.6.9 <text:s text:c="6"/>Luke 24:6,39</text:p>
        <text:p text:style-name="P1">LBC 30.6.9 <text:s text:c="9"/>Acts 3:21</text:p>
        <text:p text:style-name="P1">LBC 30.6.10 <text:s text:c="3"/>1 Corinthians 11:24-25</text:p>
        <text:p text:style-name="P1">LBC 30.7.11 <text:s text:c="3"/>1 Corinthians 10:16</text:p>
        <text:p text:style-name="P1">LBC 30.7.11 <text:s text:c="3"/>1 Corinthians 11:23-26</text:p>
        <text:p text:style-name="P1">LBC 30.8.12 <text:s text:c="3"/>2 Corinthians 6:14-15</text:p>
        <text:p text:style-name="P1">LBC 30.8.13 <text:s text:c="6"/>Matthew 7:6</text:p>
        <text:p text:style-name="P1">LBC 30.8.13 <text:s text:c="3"/>1 Corinthians 11:29</text:p>
        <text:p text:style-name="P1">LBC 31.2.5 <text:s text:c="4"/>1 Corinthians 15:51-52</text:p>
        <text:p text:style-name="P1">LBC 31.2.5 <text:s text:c="4"/>1 Thessalonians 4:17</text:p>
        <text:p text:style-name="P1">LBC 31.2.6 <text:s text:c="6"/>Job 19:26-27</text:p>
        <text:p text:style-name="P1">LBC 31.2.7 <text:s text:c="4"/>1 Corinthians 15:42-43</text:p>
        <text:p text:style-name="P1"><text:soft-page-break/>LBC 31.3.8 <text:s text:c="8"/>Acts 24:15</text:p>
        <text:p text:style-name="P1">LBC 31.3.8 <text:s text:c="4"/>Philippians 3:21</text:p>
        <text:p text:style-name="P1">LBC 31.3.8 <text:s text:c="6"/>John 5:28-29</text:p>
        <text:p text:style-name="P1">LBC 32.1.1 <text:s text:c="8"/>Acts 17:31</text:p>
        <text:p text:style-name="P1">LBC 32.1.1 <text:s text:c="9"/>John 5:27</text:p>
        <text:p text:style-name="P1">LBC 32.1.1 <text:s text:c="9"/>John 5:22</text:p>
        <text:p text:style-name="P1">LBC 32.1.2 <text:s text:c="4"/>1 Corinthians 6:3</text:p>
        <text:p text:style-name="P1">LBC 32.1.2 <text:s text:c="10"/>Jude 1:6</text:p>
        <text:p text:style-name="P1">LBC 32.1.3 <text:s text:c="5"/>Matthew 12:36</text:p>
        <text:p text:style-name="P1">LBC 32.1.3 <text:s text:c="4"/>Matthew 25:32-46</text:p>
        <text:p text:style-name="P1">LBC 32.1.3 <text:s text:c="4"/>Romans 14:10,12</text:p>
        <text:p text:style-name="P1">LBC 32.1.3 <text:s text:c="4"/>2 Corinthians 5:10</text:p>
        <text:p text:style-name="P1">LBC 32.1.3 <text:s text:c="4"/>Ecclesiastes 12:14</text:p>
        <text:p text:style-name="P1">LBC 32.2.4 <text:s text:c="4"/>Romans 9:22-23</text:p>
        <text:p text:style-name="P1">LBC 32.2.5 <text:s text:c="5"/>2 Timothy 4:8</text:p>
        <text:p text:style-name="P1">LBC 32.2.5 <text:s text:c="4"/>Matthew 25:21,34</text:p>
        <text:p text:style-name="P1">LBC 32.2.6 <text:s text:c="9"/>Mark 9:48</text:p>
        <text:p text:style-name="P1">LBC 32.2.6 <text:s text:c="5"/>Matthew 25:46</text:p>
        <text:p text:style-name="P1">LBC 32.2.6 <text:s text:c="4"/>2 Thessalonians 1:7-10</text:p>
        <text:p text:style-name="P1">LBC 32.3.7 <text:s text:c="4"/>2 Corinthians 5:10-11</text:p>
        <text:p text:style-name="P1">LBC 32.3.8 <text:s text:c="4"/>2 Thessalonians 1:5-7</text:p>
        <text:p text:style-name="P1">LBC 32.3.9 <text:s text:c="5"/>Luke 12:35-40</text:p>
        <text:p text:style-name="P1">LBC 32.3.9 <text:s text:c="5"/>Mark 13:35-37</text:p>
        <text:p text:style-name="P1">LBC 32.3.10 <text:s text:c="3"/>Revelation 22:20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00:15:31.934211894</dc:date>
    <meta:editing-duration>PT27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0" meta:paragraph-count="855" meta:word-count="3616" meta:character-count="25672" meta:non-whitespace-character-count="18181"/>
  </office:meta>
</office:document-meta>
</file>